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d3912" officeooo:paragraph-rsid="000d3912"/>
    </style:style>
    <style:style style:name="P2" style:family="paragraph" style:parent-style-name="Standard">
      <style:paragraph-properties fo:text-align="justify" style:justify-single-word="false"/>
      <style:text-properties officeooo:rsid="000d6859" officeooo:paragraph-rsid="000ed67a"/>
    </style:style>
    <style:style style:name="P3" style:family="paragraph" style:parent-style-name="Standard">
      <style:paragraph-properties fo:text-align="justify" style:justify-single-word="false"/>
      <style:text-properties officeooo:rsid="000d6859" officeooo:paragraph-rsid="00b2f1a4"/>
    </style:style>
    <style:style style:name="P4" style:family="paragraph" style:parent-style-name="Standard">
      <style:paragraph-properties fo:text-align="justify" style:justify-single-word="false"/>
      <style:text-properties officeooo:rsid="000ed67a" officeooo:paragraph-rsid="000ed67a"/>
    </style:style>
    <style:style style:name="P5" style:family="paragraph" style:parent-style-name="Standard">
      <style:paragraph-properties fo:text-align="justify" style:justify-single-word="false"/>
      <style:text-properties officeooo:rsid="00106b98" officeooo:paragraph-rsid="00106b98"/>
    </style:style>
    <style:style style:name="P6" style:family="paragraph" style:parent-style-name="Standard">
      <style:paragraph-properties fo:text-align="justify" style:justify-single-word="false"/>
      <style:text-properties officeooo:rsid="00106b98" officeooo:paragraph-rsid="002ba053"/>
    </style:style>
    <style:style style:name="P7" style:family="paragraph" style:parent-style-name="Standard">
      <style:paragraph-properties fo:text-align="justify" style:justify-single-word="false"/>
      <style:text-properties officeooo:rsid="001192e4" officeooo:paragraph-rsid="001192e4"/>
    </style:style>
    <style:style style:name="P8" style:family="paragraph" style:parent-style-name="Standard">
      <style:paragraph-properties fo:text-align="justify" style:justify-single-word="false"/>
      <style:text-properties officeooo:rsid="00138e43" officeooo:paragraph-rsid="00138e43"/>
    </style:style>
    <style:style style:name="P9" style:family="paragraph" style:parent-style-name="Standard">
      <style:paragraph-properties fo:text-align="justify" style:justify-single-word="false"/>
      <style:text-properties officeooo:rsid="00172a10" officeooo:paragraph-rsid="00172a10"/>
    </style:style>
    <style:style style:name="P10" style:family="paragraph" style:parent-style-name="Standard">
      <style:paragraph-properties fo:text-align="justify" style:justify-single-word="false"/>
      <style:text-properties officeooo:rsid="0018e001" officeooo:paragraph-rsid="0018e001"/>
    </style:style>
    <style:style style:name="P11" style:family="paragraph" style:parent-style-name="Standard">
      <style:paragraph-properties fo:text-align="justify" style:justify-single-word="false"/>
      <style:text-properties officeooo:rsid="0018e001" officeooo:paragraph-rsid="00193836"/>
    </style:style>
    <style:style style:name="P12" style:family="paragraph" style:parent-style-name="Standard">
      <style:paragraph-properties fo:text-align="justify" style:justify-single-word="false"/>
      <style:text-properties officeooo:rsid="0019b18f" officeooo:paragraph-rsid="001a5d6b"/>
    </style:style>
    <style:style style:name="P13" style:family="paragraph" style:parent-style-name="Standard">
      <style:paragraph-properties fo:text-align="justify" style:justify-single-word="false"/>
      <style:text-properties officeooo:rsid="001a75fc" officeooo:paragraph-rsid="001a75fc"/>
    </style:style>
    <style:style style:name="P14" style:family="paragraph" style:parent-style-name="Standard">
      <style:paragraph-properties fo:text-align="justify" style:justify-single-word="false"/>
      <style:text-properties officeooo:rsid="001b0993" officeooo:paragraph-rsid="001b0993"/>
    </style:style>
    <style:style style:name="P15" style:family="paragraph" style:parent-style-name="Standard">
      <style:paragraph-properties fo:text-align="justify" style:justify-single-word="false"/>
      <style:text-properties officeooo:rsid="001beb3e" officeooo:paragraph-rsid="001beb3e"/>
    </style:style>
    <style:style style:name="P16" style:family="paragraph" style:parent-style-name="Standard">
      <style:paragraph-properties fo:text-align="justify" style:justify-single-word="false"/>
      <style:text-properties officeooo:rsid="00203752" officeooo:paragraph-rsid="00203752"/>
    </style:style>
    <style:style style:name="P17" style:family="paragraph" style:parent-style-name="Standard">
      <style:paragraph-properties fo:text-align="justify" style:justify-single-word="false"/>
      <style:text-properties officeooo:rsid="00232fdf" officeooo:paragraph-rsid="00232fdf"/>
    </style:style>
    <style:style style:name="P18" style:family="paragraph" style:parent-style-name="Standard">
      <style:paragraph-properties fo:text-align="justify" style:justify-single-word="false"/>
      <style:text-properties officeooo:rsid="0024ced8" officeooo:paragraph-rsid="0024ced8"/>
    </style:style>
    <style:style style:name="P19" style:family="paragraph" style:parent-style-name="Standard">
      <style:paragraph-properties fo:text-align="justify" style:justify-single-word="false"/>
      <style:text-properties officeooo:rsid="00290df5" officeooo:paragraph-rsid="00290df5"/>
    </style:style>
    <style:style style:name="P20" style:family="paragraph" style:parent-style-name="Standard">
      <style:paragraph-properties fo:text-align="justify" style:justify-single-word="false"/>
      <style:text-properties officeooo:rsid="002a461d" officeooo:paragraph-rsid="002a461d"/>
    </style:style>
    <style:style style:name="P21" style:family="paragraph" style:parent-style-name="Standard">
      <style:paragraph-properties fo:text-align="justify" style:justify-single-word="false"/>
      <style:text-properties officeooo:rsid="002b39fc" officeooo:paragraph-rsid="002b39fc"/>
    </style:style>
    <style:style style:name="P22" style:family="paragraph" style:parent-style-name="Standard">
      <style:paragraph-properties fo:text-align="justify" style:justify-single-word="false"/>
      <style:text-properties officeooo:rsid="0010424c" officeooo:paragraph-rsid="000ed67a"/>
    </style:style>
    <style:style style:name="P23" style:family="paragraph" style:parent-style-name="Standard">
      <style:paragraph-properties fo:text-align="justify" style:justify-single-word="false"/>
      <style:text-properties officeooo:rsid="002ea36a" officeooo:paragraph-rsid="002ea36a"/>
    </style:style>
    <style:style style:name="P24" style:family="paragraph" style:parent-style-name="Standard">
      <style:paragraph-properties fo:text-align="justify" style:justify-single-word="false"/>
      <style:text-properties fo:font-style="normal" fo:font-weight="normal" officeooo:rsid="002ea36a" officeooo:paragraph-rsid="002ea36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edda9" officeooo:paragraph-rsid="002edda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19f45" officeooo:paragraph-rsid="00319f4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4f100" officeooo:paragraph-rsid="0034f10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4f100" officeooo:paragraph-rsid="0038410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64596" officeooo:paragraph-rsid="00372f0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84103" officeooo:paragraph-rsid="00384103"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3f3e" officeooo:paragraph-rsid="00393f3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9451e" officeooo:paragraph-rsid="0039451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a4450" officeooo:paragraph-rsid="003a445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bedbe" officeooo:paragraph-rsid="003bed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d71e3" officeooo:paragraph-rsid="003d71e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ed27a" officeooo:paragraph-rsid="003ed27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fb4f5" officeooo:paragraph-rsid="003fb4f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12525" officeooo:paragraph-rsid="0041252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19ffe" officeooo:paragraph-rsid="00419ff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35114" officeooo:paragraph-rsid="0043511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5aea6" officeooo:paragraph-rsid="0045aea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768fd" officeooo:paragraph-rsid="004768f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93c45" officeooo:paragraph-rsid="00493c4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93c45" officeooo:paragraph-rsid="0114d464"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493c45" officeooo:paragraph-rsid="00f1457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c687d" officeooo:paragraph-rsid="004c687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c687d" officeooo:paragraph-rsid="0115a8e6"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d4b4c" officeooo:paragraph-rsid="004d4b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fa7fa" officeooo:paragraph-rsid="004fa7f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093a4" officeooo:paragraph-rsid="005093a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9f1" officeooo:paragraph-rsid="005129f1"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45177" officeooo:paragraph-rsid="0054517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62fab" officeooo:paragraph-rsid="00562fa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6c888" officeooo:paragraph-rsid="0057410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74100" officeooo:paragraph-rsid="0057410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a24c4" officeooo:paragraph-rsid="005a24c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a24c4" officeooo:paragraph-rsid="005b6aa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b6aa7" officeooo:paragraph-rsid="005b6aa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6aa7" officeooo:paragraph-rsid="005e8c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d11ae" officeooo:paragraph-rsid="005e8c3f"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5f11e2" officeooo:paragraph-rsid="005f11e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01a7d" officeooo:paragraph-rsid="00601a7d"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01a7d" officeooo:paragraph-rsid="0061430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1be5c" officeooo:paragraph-rsid="0061be5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2bf99" officeooo:paragraph-rsid="0062bf99"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644907" officeooo:paragraph-rsid="0064490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62219" officeooo:paragraph-rsid="00662219"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6792a5" officeooo:paragraph-rsid="006792a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696572" officeooo:paragraph-rsid="0069657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696572" officeooo:paragraph-rsid="0069676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96760" officeooo:paragraph-rsid="00696760"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ac0d4" officeooo:paragraph-rsid="006ac0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6c2922" officeooo:paragraph-rsid="006c292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6d064a" officeooo:paragraph-rsid="006d064a"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6d064a" officeooo:paragraph-rsid="0072c19a"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03be5" officeooo:paragraph-rsid="00703be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703be5" officeooo:paragraph-rsid="0073060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710fd1" officeooo:paragraph-rsid="00710fd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73cf35" officeooo:paragraph-rsid="0073cf35"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749f8e" officeooo:paragraph-rsid="00749f8e"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749f8e" officeooo:paragraph-rsid="007b0a2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749f8e" officeooo:paragraph-rsid="00ef7e92"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749f8e" officeooo:paragraph-rsid="00fb3b14"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74c04a" officeooo:paragraph-rsid="0074c04a"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76e71d" officeooo:paragraph-rsid="0076e71d"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78719c" officeooo:paragraph-rsid="0078719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78719c" officeooo:paragraph-rsid="00e39fd2"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78719c" officeooo:paragraph-rsid="00e4d11d"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796e60" officeooo:paragraph-rsid="00796e6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7a7f7d" officeooo:paragraph-rsid="007a7f7d"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7a7f7d" officeooo:paragraph-rsid="007eba45"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7b0a2b" officeooo:paragraph-rsid="007b0a2b"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7b0a2b" officeooo:paragraph-rsid="007f3848"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7f3848" officeooo:paragraph-rsid="007f3848"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81703b" officeooo:paragraph-rsid="0081703b"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84ec4e" officeooo:paragraph-rsid="0084ec4e"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normal" officeooo:rsid="0087b0e4" officeooo:paragraph-rsid="0087b0e4"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87b0e4" officeooo:paragraph-rsid="00b033c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89afcb" officeooo:paragraph-rsid="0089afc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8d57d3" officeooo:paragraph-rsid="008d57d3"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8dfaba" officeooo:paragraph-rsid="008dfaba"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8dfaba" officeooo:paragraph-rsid="008f96a6"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fo:font-weight="normal" officeooo:rsid="008f96a6" officeooo:paragraph-rsid="008f96a6"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fo:font-weight="normal" officeooo:rsid="009091bc" officeooo:paragraph-rsid="009091bc"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fo:font-weight="normal" officeooo:rsid="00940fd0" officeooo:paragraph-rsid="00940fd0"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fo:font-weight="normal" officeooo:rsid="0095b74c" officeooo:paragraph-rsid="0095b74c"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fo:font-weight="normal" officeooo:rsid="0098046a" officeooo:paragraph-rsid="0098046a"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fo:font-weight="normal" officeooo:rsid="00991475" officeooo:paragraph-rsid="00991475"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tyle="normal" fo:font-weight="normal" officeooo:rsid="009c5247" officeooo:paragraph-rsid="009c5247"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tyle="normal" fo:font-weight="normal" officeooo:rsid="00a0b4d7" officeooo:paragraph-rsid="00a0b4d7"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fo:font-weight="normal" officeooo:rsid="00a0d503" officeooo:paragraph-rsid="00a0d50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fo:font-weight="normal" officeooo:rsid="00a165de" officeooo:paragraph-rsid="00a165de"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fo:font-weight="normal" officeooo:rsid="00a30486" officeooo:paragraph-rsid="00a308b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officeooo:rsid="00a87931" officeooo:paragraph-rsid="00a87931"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fo:font-weight="normal" officeooo:rsid="00a92a48" officeooo:paragraph-rsid="00a92a48"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fo:font-weight="normal" officeooo:rsid="00a308b2" officeooo:paragraph-rsid="00a308b2"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fo:font-weight="normal" officeooo:rsid="00af3bb1" officeooo:paragraph-rsid="00be1095"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fo:font-weight="normal" officeooo:rsid="00be1095" officeooo:paragraph-rsid="00be1095"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be1095" officeooo:paragraph-rsid="00c06dd6"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be1095" officeooo:paragraph-rsid="00bea149"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font-style="normal" fo:font-weight="normal" officeooo:rsid="00be1095" officeooo:paragraph-rsid="00d6477e"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font-style="normal" fo:font-weight="normal" officeooo:rsid="00c06dd6" officeooo:paragraph-rsid="00c06dd6"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font-style="normal" fo:font-weight="normal" officeooo:rsid="00c26996" officeooo:paragraph-rsid="00c2f08d"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fo:font-weight="normal" officeooo:rsid="00c3fa2d" officeooo:paragraph-rsid="00c3fa2d"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fo:font-weight="normal" officeooo:rsid="00c3fa2d" officeooo:paragraph-rsid="00c4dfc0"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tyle="normal" fo:font-weight="normal" officeooo:rsid="00c6c039" officeooo:paragraph-rsid="00c6c039"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font-style="normal" fo:font-weight="normal" officeooo:rsid="00c6c039" officeooo:paragraph-rsid="00ca5da2"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fo:font-weight="normal" officeooo:rsid="00c82031" officeooo:paragraph-rsid="00c82031"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font-style="normal" fo:font-weight="normal" officeooo:rsid="00ca5da2" officeooo:paragraph-rsid="00ca5da2"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tyle="normal" fo:font-weight="normal" officeooo:rsid="00cd7bdd" officeooo:paragraph-rsid="00cd7bdd"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tyle="normal" fo:font-weight="normal" officeooo:rsid="00cd7bdd" officeooo:paragraph-rsid="00d81ca5"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font-style="normal" fo:font-weight="normal" officeooo:rsid="00cd7bdd" officeooo:paragraph-rsid="00d9a2a9"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normal" fo:font-weight="normal" officeooo:rsid="00cd7bdd" officeooo:paragraph-rsid="00e24dfc"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font-style="normal" fo:font-weight="normal" officeooo:rsid="00cd7bdd" officeooo:paragraph-rsid="00e39fd2"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font-style="normal" fo:font-weight="normal" officeooo:rsid="00cd7bdd" officeooo:paragraph-rsid="01231f62"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tyle="normal" fo:font-weight="normal" officeooo:rsid="00dd750e" officeooo:paragraph-rsid="00dd750e"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fo:font-weight="normal" officeooo:rsid="00dd750e" officeooo:paragraph-rsid="00df07d6"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fo:font-weight="normal" officeooo:rsid="00e43a88" officeooo:paragraph-rsid="00e43a88"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fo:font-weight="normal" officeooo:rsid="00e43a88" officeooo:paragraph-rsid="00e4d11d"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fo:font-weight="normal" officeooo:rsid="00e43a88" officeooo:paragraph-rsid="010b631f"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fo:font-weight="normal" officeooo:rsid="00e66d22" officeooo:paragraph-rsid="00e66d22"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font-style="normal" fo:font-weight="normal" officeooo:rsid="00e66d22" officeooo:paragraph-rsid="00e871f6"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font-style="normal" fo:font-weight="normal" officeooo:rsid="00e66d22" officeooo:paragraph-rsid="00ea829a"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fo:font-weight="normal" officeooo:rsid="00ea829a" officeooo:paragraph-rsid="00ea829a"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font-style="normal" fo:font-weight="normal" officeooo:rsid="00fb3b14" officeooo:paragraph-rsid="00fb3b14"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0fb3b14" officeooo:paragraph-rsid="00fedfbe"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1002862" officeooo:paragraph-rsid="01002862"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fo:font-weight="normal" officeooo:rsid="00e39fd2" officeooo:paragraph-rsid="00e39fd2"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fo:font-style="normal" fo:font-weight="bold" officeooo:rsid="00dd750e" officeooo:paragraph-rsid="00dd750e"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font-style="normal" officeooo:rsid="001192e4" officeooo:paragraph-rsid="010c7676" style:font-style-asian="normal" style:font-style-complex="normal"/>
    </style:style>
    <style:style style:name="P151" style:family="paragraph" style:parent-style-name="Standard">
      <style:paragraph-properties fo:text-align="justify" style:justify-single-word="false"/>
      <style:text-properties fo:font-style="italic" officeooo:rsid="002ea36a" officeooo:paragraph-rsid="002ea36a" style:font-style-asian="italic" style:font-style-complex="italic"/>
    </style:style>
    <style:style style:name="P152" style:family="paragraph" style:parent-style-name="Standard">
      <style:paragraph-properties fo:text-align="justify" style:justify-single-word="false"/>
      <style:text-properties fo:font-style="italic" officeooo:rsid="01002862" officeooo:paragraph-rsid="01002862" style:font-style-asian="italic" style:font-style-complex="italic"/>
    </style:style>
    <style:style style:name="P153" style:family="paragraph" style:parent-style-name="Standard">
      <style:paragraph-properties fo:text-align="justify" style:justify-single-word="false"/>
      <style:text-properties fo:font-style="italic" officeooo:rsid="001192e4" officeooo:paragraph-rsid="001192e4" style:font-style-asian="italic" style:font-style-complex="italic"/>
    </style:style>
    <style:style style:name="P154" style:family="paragraph" style:parent-style-name="Standard">
      <style:paragraph-properties fo:text-align="justify" style:justify-single-word="false"/>
      <style:text-properties fo:font-style="italic" fo:font-weight="normal" officeooo:rsid="005a24c4" officeooo:paragraph-rsid="005a24c4"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style="italic" fo:font-weight="normal" officeooo:rsid="007b0a2b" officeooo:paragraph-rsid="007eba45"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style="italic" fo:font-weight="normal" officeooo:rsid="007f3848" officeooo:paragraph-rsid="0081703b"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style="italic" fo:font-weight="normal" officeooo:rsid="007ffdbd" officeooo:paragraph-rsid="0081703b" style:font-style-asian="italic" style:font-weight-asian="normal" style:font-style-complex="italic" style:font-weight-complex="normal"/>
    </style:style>
    <style:style style:name="P158" style:family="paragraph" style:parent-style-name="Standard">
      <style:paragraph-properties fo:text-align="justify" style:justify-single-word="false"/>
      <style:text-properties fo:font-style="italic" fo:font-weight="normal" officeooo:rsid="008d57d3" officeooo:paragraph-rsid="008d57d3" style:font-style-asian="italic" style:font-weight-asian="normal" style:font-style-complex="italic" style:font-weight-complex="normal"/>
    </style:style>
    <style:style style:name="P159" style:family="paragraph" style:parent-style-name="Standard">
      <style:paragraph-properties fo:text-align="justify" style:justify-single-word="false"/>
      <style:text-properties fo:font-style="italic" fo:font-weight="normal" officeooo:rsid="008f96a6" officeooo:paragraph-rsid="009091bc" style:font-style-asian="italic" style:font-weight-asian="normal" style:font-style-complex="italic" style:font-weight-complex="normal"/>
    </style:style>
    <style:style style:name="P160" style:family="paragraph" style:parent-style-name="Standard">
      <style:paragraph-properties fo:text-align="justify" style:justify-single-word="false"/>
      <style:text-properties fo:font-style="italic" fo:font-weight="normal" officeooo:rsid="00991475" officeooo:paragraph-rsid="00991475" style:font-style-asian="italic" style:font-weight-asian="normal" style:font-style-complex="italic" style:font-weight-complex="normal"/>
    </style:style>
    <style:style style:name="P161" style:family="paragraph" style:parent-style-name="Standard">
      <style:paragraph-properties fo:text-align="justify" style:justify-single-word="false"/>
      <style:text-properties fo:font-style="italic" fo:font-weight="normal" officeooo:rsid="00a0b4d7" officeooo:paragraph-rsid="00a0d503" style:font-style-asian="italic" style:font-weight-asian="normal" style:font-style-complex="italic" style:font-weight-complex="normal"/>
    </style:style>
    <style:style style:name="P162" style:family="paragraph" style:parent-style-name="Standard">
      <style:paragraph-properties fo:text-align="justify" style:justify-single-word="false"/>
      <style:text-properties fo:font-style="italic" fo:font-weight="normal" officeooo:rsid="00a87931" officeooo:paragraph-rsid="00a92a48" style:font-style-asian="italic" style:font-weight-asian="normal" style:font-style-complex="italic" style:font-weight-complex="normal"/>
    </style:style>
    <style:style style:name="P163" style:family="paragraph" style:parent-style-name="Standard">
      <style:paragraph-properties fo:text-align="justify" style:justify-single-word="false"/>
      <style:text-properties fo:font-style="italic" fo:font-weight="normal" officeooo:rsid="00a92a48" officeooo:paragraph-rsid="00aa6311" style:font-style-asian="italic" style:font-weight-asian="normal" style:font-style-complex="italic" style:font-weight-complex="normal"/>
    </style:style>
    <style:style style:name="P164" style:family="paragraph" style:parent-style-name="Standard">
      <style:paragraph-properties fo:text-align="justify" style:justify-single-word="false"/>
      <style:text-properties fo:font-style="italic" fo:font-weight="normal" officeooo:rsid="0094a310" officeooo:paragraph-rsid="0095b74c" style:font-style-asian="italic" style:font-weight-asian="normal" style:font-style-complex="italic" style:font-weight-complex="normal"/>
    </style:style>
    <style:style style:name="P165" style:family="paragraph" style:parent-style-name="Standard">
      <style:paragraph-properties fo:text-align="justify" style:justify-single-word="false"/>
      <style:text-properties fo:font-style="italic" fo:font-weight="normal" officeooo:rsid="00aa6311" officeooo:paragraph-rsid="00aa6311" style:font-style-asian="italic" style:font-weight-asian="normal" style:font-style-complex="italic" style:font-weight-complex="normal"/>
    </style:style>
    <style:style style:name="P166" style:family="paragraph" style:parent-style-name="Standard">
      <style:paragraph-properties fo:text-align="justify" style:justify-single-word="false"/>
      <style:text-properties fo:font-style="italic" fo:font-weight="normal" officeooo:rsid="00c82031" officeooo:paragraph-rsid="00c82031"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fo:font-style="italic" fo:font-weight="normal" officeooo:rsid="0078719c" officeooo:paragraph-rsid="00e4d11d" style:font-style-asian="italic" style:font-weight-asian="normal" style:font-style-complex="italic" style:font-weight-complex="normal"/>
    </style:style>
    <style:style style:name="P168" style:family="paragraph" style:parent-style-name="Standard">
      <style:paragraph-properties fo:text-align="justify" style:justify-single-word="false"/>
      <style:text-properties fo:font-style="italic" fo:font-weight="normal" officeooo:rsid="00e43a88" officeooo:paragraph-rsid="00e4d11d" style:font-style-asian="italic" style:font-weight-asian="normal" style:font-style-complex="italic" style:font-weight-complex="normal"/>
    </style:style>
    <style:style style:name="P169" style:family="paragraph" style:parent-style-name="Standard">
      <style:paragraph-properties fo:text-align="justify" style:justify-single-word="false"/>
      <style:text-properties fo:font-style="italic" fo:font-weight="normal" officeooo:rsid="00e66d22" officeooo:paragraph-rsid="00e90d8f" style:font-style-asian="italic" style:font-weight-asian="normal" style:font-style-complex="italic" style:font-weight-complex="normal"/>
    </style:style>
    <style:style style:name="P170" style:family="paragraph" style:parent-style-name="Standard">
      <style:paragraph-properties fo:text-align="justify" style:justify-single-word="false"/>
      <style:text-properties fo:font-style="italic" fo:font-weight="normal" officeooo:rsid="00fb3b14" officeooo:paragraph-rsid="00fb3b14" style:font-style-asian="italic" style:font-weight-asian="normal" style:font-style-complex="italic" style:font-weight-complex="normal"/>
    </style:style>
    <style:style style:name="P171" style:family="paragraph" style:parent-style-name="Standard">
      <style:paragraph-properties fo:text-align="justify" style:justify-single-word="false"/>
      <style:text-properties fo:font-style="italic" fo:font-weight="normal" officeooo:rsid="00493c45" officeooo:paragraph-rsid="0114d464" style:font-style-asian="italic" style:font-weight-asian="normal" style:font-style-complex="italic" style:font-weight-complex="normal"/>
    </style:style>
    <style:style style:name="P172" style:family="paragraph" style:parent-style-name="Standard">
      <style:paragraph-properties fo:text-align="justify" style:justify-single-word="false"/>
    </style:style>
    <style:style style:name="P173" style:family="paragraph" style:parent-style-name="Standard">
      <style:paragraph-properties fo:text-align="justify" style:justify-single-word="false"/>
      <style:text-properties officeooo:paragraph-rsid="00dd750e"/>
    </style:style>
    <style:style style:name="P174" style:family="paragraph" style:parent-style-name="Standard">
      <style:paragraph-properties fo:text-align="justify" style:justify-single-word="false"/>
      <style:text-properties officeooo:paragraph-rsid="00edfe36"/>
    </style:style>
    <style:style style:name="P175" style:family="paragraph" style:parent-style-name="Standard">
      <style:paragraph-properties fo:text-align="justify" style:justify-single-word="false"/>
      <style:text-properties fo:font-weight="normal" style:font-weight-asian="normal" style:font-weight-complex="normal"/>
    </style:style>
    <style:style style:name="P176" style:family="paragraph" style:parent-style-name="Standard">
      <style:paragraph-properties fo:text-align="justify" style:justify-single-word="false"/>
      <style:text-properties fo:font-weight="normal" officeooo:paragraph-rsid="01181c0b" style:font-weight-asian="normal" style:font-weight-complex="normal"/>
    </style:style>
    <style:style style:name="P177" style:family="paragraph" style:parent-style-name="Standard">
      <style:paragraph-properties fo:text-align="justify" style:justify-single-word="false"/>
      <style:text-properties fo:font-weight="normal" officeooo:rsid="00fb3b14" officeooo:paragraph-rsid="00fb3b14" style:font-weight-asian="normal" style:font-weight-complex="normal"/>
    </style:style>
    <style:style style:name="P178" style:family="paragraph" style:parent-style-name="Standard">
      <style:text-properties fo:font-weight="normal" officeooo:paragraph-rsid="01035e15" style:font-weight-asian="normal" style:font-weight-complex="normal"/>
    </style:style>
    <style:style style:name="P179" style:family="paragraph" style:parent-style-name="Standard">
      <style:paragraph-properties fo:text-align="justify" style:justify-single-word="false"/>
      <style:text-properties officeooo:rsid="01002862" officeooo:paragraph-rsid="01002862"/>
    </style:style>
    <style:style style:name="P180" style:family="paragraph" style:parent-style-name="Standard">
      <style:paragraph-properties fo:text-align="justify" style:justify-single-word="false"/>
      <style:text-properties officeooo:rsid="01002862" officeooo:paragraph-rsid="01020499"/>
    </style:style>
    <style:style style:name="P181" style:family="paragraph" style:parent-style-name="Standard">
      <style:paragraph-properties fo:text-align="justify" style:justify-single-word="false"/>
      <style:text-properties officeooo:rsid="0105245a" officeooo:paragraph-rsid="0105245a"/>
    </style:style>
    <style:style style:name="P182" style:family="paragraph" style:parent-style-name="Standard">
      <style:paragraph-properties fo:text-align="justify" style:justify-single-word="false"/>
      <style:text-properties fo:font-size="14pt" fo:font-weight="bold" officeooo:rsid="01061e67" officeooo:paragraph-rsid="01061e67" style:font-size-asian="14pt" style:font-weight-asian="bold" style:font-size-complex="14pt" style:font-weight-complex="bold"/>
    </style:style>
    <style:style style:name="P183" style:family="paragraph" style:parent-style-name="Standard">
      <style:paragraph-properties fo:text-align="justify" style:justify-single-word="false"/>
      <style:text-properties fo:font-size="14pt" fo:font-weight="bold" officeooo:rsid="000d3912" officeooo:paragraph-rsid="000d3912" style:font-size-asian="14pt" style:font-weight-asian="bold" style:font-size-complex="14pt" style:font-weight-complex="bold"/>
    </style:style>
    <style:style style:name="P184" style:family="paragraph" style:parent-style-name="Standard">
      <style:paragraph-properties fo:text-align="justify" style:justify-single-word="false"/>
      <style:text-properties fo:font-size="14pt" fo:font-weight="bold" officeooo:rsid="00138e43" officeooo:paragraph-rsid="00138e43" style:font-size-asian="14pt" style:font-weight-asian="bold" style:font-size-complex="14pt" style:font-weight-complex="bold"/>
    </style:style>
    <style:style style:name="P185" style:family="paragraph" style:parent-style-name="Standard">
      <style:paragraph-properties fo:text-align="justify" style:justify-single-word="false"/>
      <style:text-properties fo:font-size="14pt" fo:font-weight="bold" officeooo:rsid="00172a10" officeooo:paragraph-rsid="00172a10" style:font-size-asian="14pt" style:font-weight-asian="bold" style:font-size-complex="14pt" style:font-weight-complex="bold"/>
    </style:style>
    <style:style style:name="P186" style:family="paragraph" style:parent-style-name="Standard">
      <style:paragraph-properties fo:text-align="justify" style:justify-single-word="false"/>
      <style:text-properties fo:font-size="14pt" fo:font-weight="bold" officeooo:rsid="001a5d6b" officeooo:paragraph-rsid="001a5d6b" style:font-size-asian="14pt" style:font-weight-asian="bold" style:font-size-complex="14pt" style:font-weight-complex="bold"/>
    </style:style>
    <style:style style:name="P187" style:family="paragraph" style:parent-style-name="Standard">
      <style:paragraph-properties fo:text-align="justify" style:justify-single-word="false"/>
      <style:text-properties fo:font-size="14pt" fo:font-weight="bold" officeooo:rsid="0024ced8" officeooo:paragraph-rsid="0024ced8" style:font-size-asian="14pt" style:font-weight-asian="bold" style:font-size-complex="14pt" style:font-weight-complex="bold"/>
    </style:style>
    <style:style style:name="P188" style:family="paragraph" style:parent-style-name="Standard">
      <style:paragraph-properties fo:text-align="justify" style:justify-single-word="false"/>
      <style:text-properties fo:font-size="14pt" fo:font-weight="bold" officeooo:rsid="002a461d" officeooo:paragraph-rsid="002a461d" style:font-size-asian="14pt" style:font-weight-asian="bold" style:font-size-complex="14pt" style:font-weight-complex="bold"/>
    </style:style>
    <style:style style:name="P189" style:family="paragraph" style:parent-style-name="Standard">
      <style:paragraph-properties fo:text-align="justify" style:justify-single-word="false"/>
      <style:text-properties fo:font-size="14pt" fo:font-weight="bold" officeooo:rsid="002ea36a" officeooo:paragraph-rsid="002ea36a" style:font-size-asian="14pt" style:font-weight-asian="bold" style:font-size-complex="14pt" style:font-weight-complex="bold"/>
    </style:style>
    <style:style style:name="P190" style:family="paragraph" style:parent-style-name="Standard">
      <style:paragraph-properties fo:text-align="justify" style:justify-single-word="false"/>
      <style:text-properties fo:font-size="14pt" fo:font-weight="bold" officeooo:rsid="00edfe36" officeooo:paragraph-rsid="00edfe36" style:font-size-asian="14pt" style:font-weight-asian="bold" style:font-size-complex="14pt" style:font-weight-complex="bold"/>
    </style:style>
    <style:style style:name="P191" style:family="paragraph" style:parent-style-name="Standard">
      <style:paragraph-properties fo:text-align="justify" style:justify-single-word="false"/>
      <style:text-properties fo:font-size="14pt" fo:font-weight="bold" officeooo:rsid="00fb3b14" officeooo:paragraph-rsid="0115a8e6" style:font-size-asian="14pt" style:font-weight-asian="bold" style:font-size-complex="14pt" style:font-weight-complex="bold"/>
    </style:style>
    <style:style style:name="P192" style:family="paragraph" style:parent-style-name="Standard">
      <style:paragraph-properties fo:text-align="justify" style:justify-single-word="false"/>
      <style:text-properties fo:font-size="14pt" fo:font-style="normal" fo:font-weight="bold" officeooo:rsid="00384103" officeooo:paragraph-rsid="00384103" style:font-size-asian="14pt" style:font-style-asian="normal" style:font-weight-asian="bold" style:font-size-complex="14pt" style:font-style-complex="normal" style:font-weight-complex="bold"/>
    </style:style>
    <style:style style:name="P193" style:family="paragraph" style:parent-style-name="Standard">
      <style:paragraph-properties fo:text-align="justify" style:justify-single-word="false"/>
      <style:text-properties fo:font-size="14pt" fo:font-style="normal" fo:font-weight="bold" officeooo:rsid="00393f3e" officeooo:paragraph-rsid="00393f3e"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size="14pt" fo:font-style="normal" fo:font-weight="bold" officeooo:rsid="003a4450" officeooo:paragraph-rsid="003a4450"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size="14pt" fo:font-style="normal" fo:font-weight="bold" officeooo:rsid="003bedbe" officeooo:paragraph-rsid="003bedbe"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size="14pt" fo:font-style="normal" fo:font-weight="bold" officeooo:rsid="003ed27a" officeooo:paragraph-rsid="003ed27a"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fo:font-size="14pt" fo:font-style="normal" fo:font-weight="bold" officeooo:rsid="00412525" officeooo:paragraph-rsid="00412525"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fo:font-size="14pt" fo:font-style="normal" fo:font-weight="bold" officeooo:rsid="0045aea6" officeooo:paragraph-rsid="0045aea6"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fo:font-size="14pt" fo:font-style="normal" fo:font-weight="bold" officeooo:rsid="00493c45" officeooo:paragraph-rsid="00493c45"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fo:font-size="14pt" fo:font-style="normal" fo:font-weight="bold" officeooo:rsid="004fa7fa" officeooo:paragraph-rsid="004fa7fa"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fo:font-size="14pt" fo:font-style="normal" fo:font-weight="bold" officeooo:rsid="005b6aa7" officeooo:paragraph-rsid="005b6aa7" style:font-size-asian="14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size="14pt" fo:font-style="normal" fo:font-weight="bold" officeooo:rsid="00601a7d" officeooo:paragraph-rsid="00601a7d" style:font-size-asian="14pt" style:font-style-asian="normal" style:font-weight-asian="bold" style:font-size-complex="14pt" style:font-style-complex="normal" style:font-weight-complex="bold"/>
    </style:style>
    <style:style style:name="P203" style:family="paragraph" style:parent-style-name="Standard">
      <style:paragraph-properties fo:text-align="justify" style:justify-single-word="false"/>
      <style:text-properties fo:font-size="14pt" fo:font-style="normal" fo:font-weight="bold" officeooo:rsid="0061be5c" officeooo:paragraph-rsid="0061be5c" style:font-size-asian="14pt" style:font-style-asian="normal" style:font-weight-asian="bold" style:font-size-complex="14pt" style:font-style-complex="normal" style:font-weight-complex="bold"/>
    </style:style>
    <style:style style:name="P204" style:family="paragraph" style:parent-style-name="Standard">
      <style:paragraph-properties fo:text-align="justify" style:justify-single-word="false"/>
      <style:text-properties fo:font-size="14pt" fo:font-style="normal" fo:font-weight="bold" officeooo:rsid="00662219" officeooo:paragraph-rsid="00662219" style:font-size-asian="14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style:text-properties fo:font-size="14pt" fo:font-style="normal" fo:font-weight="bold" officeooo:rsid="006ac0d4" officeooo:paragraph-rsid="006ac0d4" style:font-size-asian="14pt" style:font-style-asian="normal" style:font-weight-asian="bold" style:font-size-complex="14pt" style:font-style-complex="normal" style:font-weight-complex="bold"/>
    </style:style>
    <style:style style:name="P206" style:family="paragraph" style:parent-style-name="Standard">
      <style:paragraph-properties fo:text-align="justify" style:justify-single-word="false"/>
      <style:text-properties fo:font-size="14pt" fo:font-style="normal" fo:font-weight="bold" officeooo:rsid="006d064a" officeooo:paragraph-rsid="006d064a" style:font-size-asian="14pt" style:font-style-asian="normal" style:font-weight-asian="bold" style:font-size-complex="14pt" style:font-style-complex="normal" style:font-weight-complex="bold"/>
    </style:style>
    <style:style style:name="P207" style:family="paragraph" style:parent-style-name="Standard">
      <style:paragraph-properties fo:text-align="justify" style:justify-single-word="false"/>
      <style:text-properties fo:font-size="14pt" fo:font-style="normal" fo:font-weight="bold" officeooo:rsid="00703be5" officeooo:paragraph-rsid="00703be5" style:font-size-asian="14pt" style:font-style-asian="normal" style:font-weight-asian="bold" style:font-size-complex="14pt" style:font-style-complex="normal" style:font-weight-complex="bold"/>
    </style:style>
    <style:style style:name="P208" style:family="paragraph" style:parent-style-name="Standard">
      <style:paragraph-properties fo:text-align="justify" style:justify-single-word="false"/>
      <style:text-properties fo:font-size="14pt" fo:font-style="normal" fo:font-weight="bold" officeooo:rsid="0072c19a" officeooo:paragraph-rsid="0072c19a" style:font-size-asian="14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fo:font-size="14pt" fo:font-style="normal" fo:font-weight="bold" officeooo:rsid="00749f8e" officeooo:paragraph-rsid="00749f8e" style:font-size-asian="14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fo:font-size="14pt" fo:font-style="normal" fo:font-weight="bold" officeooo:rsid="0078719c" officeooo:paragraph-rsid="0078719c"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fo:font-size="14pt" fo:font-style="normal" fo:font-weight="bold" officeooo:rsid="00796e60" officeooo:paragraph-rsid="00796e60"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fo:font-size="14pt" fo:font-style="normal" fo:font-weight="bold" officeooo:rsid="0081703b" officeooo:paragraph-rsid="0081703b"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fo:font-size="14pt" fo:font-style="normal" fo:font-weight="bold" officeooo:rsid="0089afcb" officeooo:paragraph-rsid="0089afcb"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fo:font-size="14pt" fo:font-style="normal" fo:font-weight="bold" officeooo:rsid="008dfaba" officeooo:paragraph-rsid="008dfaba"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fo:font-size="14pt" fo:font-style="normal" fo:font-weight="bold" officeooo:rsid="009091bc" officeooo:paragraph-rsid="009091bc"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fo:font-size="14pt" fo:font-style="normal" fo:font-weight="bold" officeooo:rsid="0098046a" officeooo:paragraph-rsid="0098046a"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fo:font-size="14pt" fo:font-style="normal" fo:font-weight="bold" officeooo:rsid="009c5247" officeooo:paragraph-rsid="009c5247"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fo:font-size="14pt" fo:font-style="normal" fo:font-weight="bold" officeooo:rsid="00a165de" officeooo:paragraph-rsid="00a165de"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fo:font-size="14pt" fo:font-style="normal" fo:font-weight="bold" officeooo:rsid="00c6c039" officeooo:paragraph-rsid="00c6c039"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fo:font-size="14pt" fo:font-style="normal" fo:font-weight="bold" officeooo:rsid="00ca5da2" officeooo:paragraph-rsid="00ca5da2"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fo:font-size="14pt" fo:font-style="normal" fo:font-weight="bold" officeooo:rsid="00dd750e" officeooo:paragraph-rsid="00dd750e"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fo:font-size="14pt" fo:font-style="normal" fo:font-weight="bold" officeooo:rsid="00cd7bdd" officeooo:paragraph-rsid="00cd7bdd"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fo:font-size="14pt" fo:font-style="normal" fo:font-weight="bold" officeooo:rsid="00e43a88" officeooo:paragraph-rsid="00e43a88"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fo:font-size="14pt" fo:font-style="normal" fo:font-weight="bold" officeooo:rsid="00e66d22" officeooo:paragraph-rsid="00e66d22"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fo:font-size="14pt" fo:font-style="normal" fo:font-weight="bold" officeooo:rsid="00ea829a" officeooo:paragraph-rsid="00ea829a"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fo:font-size="14pt" fo:font-style="normal" fo:font-weight="bold" officeooo:rsid="00f94734" officeooo:paragraph-rsid="0115a8e6"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fo:font-size="14pt" fo:font-style="normal" fo:font-weight="bold" officeooo:rsid="00fb3b14" officeooo:paragraph-rsid="0115a8e6" style:font-size-asian="14pt" style:font-style-asian="normal" style:font-weight-asian="bold" style:font-size-complex="14pt" style:font-style-complex="normal" style:font-weight-complex="bold"/>
    </style:style>
    <style:style style:name="P228" style:family="paragraph" style:parent-style-name="Standard">
      <style:paragraph-properties fo:text-align="center" style:justify-single-word="false"/>
      <style:text-properties fo:font-size="22pt" style:text-underline-style="solid" style:text-underline-type="double" style:text-underline-width="auto" style:text-underline-color="font-color" fo:font-weight="bold" officeooo:rsid="01083502" officeooo:paragraph-rsid="01083502" style:font-size-asian="22pt" style:font-weight-asian="bold" style:font-size-complex="22pt" style:font-weight-complex="bold"/>
    </style:style>
    <style:style style:name="P229" style:family="paragraph" style:parent-style-name="Standard">
      <style:paragraph-properties fo:line-height="150%" fo:text-align="justify" style:justify-single-word="false"/>
      <style:text-properties style:font-name="Times New Roman" fo:font-size="12pt"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0" style:family="paragraph" style:parent-style-name="Standard">
      <style:paragraph-properties fo:text-align="justify" style:justify-single-word="false"/>
      <style:text-properties style:font-name="Times New Roman" officeooo:rsid="01061e67" officeooo:paragraph-rsid="01061e67"/>
    </style:style>
    <style:style style:name="P231" style:family="paragraph" style:parent-style-name="Standard">
      <style:paragraph-properties fo:line-height="100%" fo:text-align="justify" style:justify-single-word="false"/>
      <style:text-properties style:font-name="Times New Roman" officeooo:rsid="01061e67" officeooo:paragraph-rsid="01061e67"/>
    </style:style>
    <style:style style:name="P232" style:family="paragraph" style:parent-style-name="Standard">
      <style:paragraph-properties fo:text-align="justify" style:justify-single-word="false"/>
      <style:text-properties style:font-name="Times New Roman" fo:font-style="italic" officeooo:rsid="01061e67" officeooo:paragraph-rsid="01061e67" style:font-style-asian="italic" style:font-style-complex="italic"/>
    </style:style>
    <style:style style:name="P233"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normal" fo:font-weight="normal" officeooo:rsid="01097329" officeooo:paragraph-rsid="01097329" style:font-size-asian="12pt" style:font-style-asian="italic" style:font-weight-asian="normal" style:font-size-complex="12pt" style:font-style-complex="italic" style:font-weight-complex="normal"/>
    </style:style>
    <style:style style:name="P234"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5" style:family="paragraph" style:parent-style-name="Standard">
      <style:paragraph-properties fo:line-height="150%" fo:text-align="justify"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6" style:family="paragraph" style:parent-style-name="Standard">
      <style:paragraph-properties fo:text-align="justify" style:justify-single-word="false" fo:break-before="page"/>
      <style:text-properties officeooo:rsid="01002862" officeooo:paragraph-rsid="01002862"/>
    </style:style>
    <style:style style:name="P237" style:family="paragraph" style:parent-style-name="Standard">
      <style:paragraph-properties fo:text-align="justify" style:justify-single-word="false" fo:break-before="page"/>
      <style:text-properties fo:font-size="14pt" fo:font-weight="bold" officeooo:rsid="0105245a" officeooo:paragraph-rsid="0105245a" style:font-size-asian="14pt" style:font-weight-asian="bold" style:font-size-complex="14pt" style:font-weight-complex="bold"/>
    </style:style>
    <style:style style:name="P238" style:family="paragraph" style:parent-style-name="Standard">
      <style:paragraph-properties fo:text-align="justify" style:justify-single-word="false" fo:break-before="page"/>
      <style:text-properties fo:font-size="14pt" fo:font-style="normal" fo:font-weight="bold" officeooo:rsid="005a24c4" officeooo:paragraph-rsid="005a24c4"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fo:break-before="page"/>
      <style:text-properties fo:font-size="14pt" fo:font-style="normal" fo:font-weight="bold" officeooo:rsid="00991475" officeooo:paragraph-rsid="00991475" style:font-size-asian="14pt" style:font-style-asian="normal" style:font-weight-asian="bold" style:font-size-complex="14pt" style:font-style-complex="normal" style:font-weight-complex="bold"/>
    </style:style>
    <style:style style:name="P240" style:family="paragraph" style:parent-style-name="Standard">
      <style:paragraph-properties fo:text-align="center" style:justify-single-word="false" fo:break-before="page"/>
      <style:text-properties style:font-name="Times New Roman" fo:font-size="12pt" fo:font-style="italic" fo:font-weight="bold" officeooo:rsid="01097329" officeooo:paragraph-rsid="01097329" style:font-size-asian="12pt" style:font-style-asian="italic" style:font-weight-asian="bold" style:font-size-complex="12pt" style:font-style-complex="italic" style:font-weight-complex="bold"/>
    </style:style>
    <style:style style:name="P241" style:family="paragraph" style:parent-style-name="Standard">
      <style:paragraph-properties fo:text-align="justify" style:justify-single-word="false" fo:break-before="page"/>
      <style:text-properties style:font-name="Times New Roman" fo:font-size="14pt" fo:font-weight="bold" officeooo:rsid="01061e67" officeooo:paragraph-rsid="01061e67" style:font-size-asian="14pt" style:font-weight-asian="bold" style:font-size-complex="14pt" style:font-weight-complex="bold"/>
    </style:style>
    <style:style style:name="P242"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097329" style:font-style-asian="italic" style:font-style-complex="italic"/>
    </style:style>
    <style:style style:name="P243"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1c81ec" style:font-style-asian="italic" style:font-style-complex="italic"/>
    </style:style>
    <style:style style:name="P244" style:family="paragraph" style:parent-style-name="Preformatted_20_Text">
      <style:paragraph-properties fo:line-height="100%" fo:text-align="justify" style:justify-single-word="false"/>
      <style:text-properties fo:font-variant="normal" fo:text-transform="none" fo:color="#212121" style:font-name="Times New Roman" fo:font-size="12pt" fo:letter-spacing="normal" fo:language="de" fo:country="DE" fo:font-style="normal" fo:font-weight="normal" officeooo:rsid="01061e67" officeooo:paragraph-rsid="01061e67"/>
    </style:style>
    <style:style style:name="P245" style:family="paragraph" style:parent-style-name="Preformatted_20_Text">
      <loext:graphic-properties draw:fill="solid" draw:fill-color="#ffffff" draw:opacity="100%"/>
      <style:paragraph-properties fo:margin-top="0in" fo:margin-bottom="0in" loext:contextual-spacing="false" fo:line-height="150%" fo:text-align="center"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6" style:family="paragraph" style:parent-style-name="Preformatted_20_Text">
      <loext:graphic-properties draw:fill="solid" draw:fill-color="#ffffff" draw:opacity="100%"/>
      <style:paragraph-properties fo:margin-top="0in" fo:margin-bottom="0in" loext:contextual-spacing="false" fo:line-height="150%" fo:text-align="justify"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7" style:family="paragraph" style:parent-style-name="Preformatted_20_Text">
      <loext:graphic-properties draw:fill="solid" draw:fill-color="#ffffff" draw:opacity="100%"/>
      <style:paragraph-properties fo:margin-top="0in" fo:margin-bottom="0in" loext:contextual-spacing="false" fo:line-height="100%" fo:text-align="start"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normal" fo:font-weight="normal"/>
    </style:style>
    <style:style style:name="P248" style:family="paragraph" style:parent-style-name="Standard">
      <style:paragraph-properties fo:text-align="justify" style:justify-single-word="false"/>
      <style:text-properties fo:font-style="normal" fo:font-weight="bold" officeooo:rsid="00e39fd2" officeooo:paragraph-rsid="00e39fd2" style:font-style-asian="normal" style:font-weight-asian="bold" style:font-style-complex="normal" style:font-weight-complex="bold"/>
    </style:style>
    <style:style style:name="P249" style:family="paragraph" style:parent-style-name="Standard">
      <style:paragraph-properties fo:text-align="justify" style:justify-single-word="false"/>
      <style:text-properties fo:font-style="normal" fo:font-weight="normal" officeooo:rsid="0123f3d9" officeooo:paragraph-rsid="0123f3d9" style:font-style-asian="normal" style:font-weight-asian="normal" style:font-style-complex="normal" style:font-weight-complex="normal"/>
    </style:style>
    <style:style style:name="T1" style:family="text">
      <style:text-properties officeooo:rsid="000d6859"/>
    </style:style>
    <style:style style:name="T2" style:family="text">
      <style:text-properties officeooo:rsid="000d8ce9"/>
    </style:style>
    <style:style style:name="T3" style:family="text">
      <style:text-properties officeooo:rsid="0010424c"/>
    </style:style>
    <style:style style:name="T4" style:family="text">
      <style:text-properties officeooo:rsid="001192e4"/>
    </style:style>
    <style:style style:name="T5" style:family="text">
      <style:text-properties officeooo:rsid="00138e43"/>
    </style:style>
    <style:style style:name="T6" style:family="text">
      <style:text-properties officeooo:rsid="00156059"/>
    </style:style>
    <style:style style:name="T7" style:family="text">
      <style:text-properties fo:font-style="italic" style:font-style-asian="italic" style:font-style-complex="italic"/>
    </style:style>
    <style:style style:name="T8" style:family="text">
      <style:text-properties fo:font-style="italic" officeooo:rsid="005129f1" style:font-style-asian="italic" style:font-style-complex="italic"/>
    </style:style>
    <style:style style:name="T9" style:family="text">
      <style:text-properties fo:font-style="italic" officeooo:rsid="005db622" style:font-style-asian="italic" style:font-style-complex="italic"/>
    </style:style>
    <style:style style:name="T10" style:family="text">
      <style:text-properties fo:font-style="italic" officeooo:rsid="007ffdbd" style:font-style-asian="italic" style:font-style-complex="italic"/>
    </style:style>
    <style:style style:name="T11" style:family="text">
      <style:text-properties fo:font-style="italic" officeooo:rsid="00a01681" style:font-style-asian="italic" style:font-style-complex="italic"/>
    </style:style>
    <style:style style:name="T12" style:family="text">
      <style:text-properties fo:font-style="italic" officeooo:rsid="00b7145f" style:font-style-asian="italic" style:font-style-complex="italic"/>
    </style:style>
    <style:style style:name="T13" style:family="text">
      <style:text-properties fo:font-style="italic" officeooo:rsid="01020499" style:font-style-asian="italic" style:font-style-complex="italic"/>
    </style:style>
    <style:style style:name="T14" style:family="text">
      <style:text-properties fo:font-style="italic" officeooo:rsid="011ee170" style:font-style-asian="italic" style:font-style-complex="italic"/>
    </style:style>
    <style:style style:name="T15" style:family="text">
      <style:text-properties officeooo:rsid="0018e001"/>
    </style:style>
    <style:style style:name="T16" style:family="text">
      <style:text-properties officeooo:rsid="00193836"/>
    </style:style>
    <style:style style:name="T17" style:family="text">
      <style:text-properties officeooo:rsid="001a5d6b"/>
    </style:style>
    <style:style style:name="T18" style:family="text">
      <style:text-properties officeooo:rsid="001a75fc"/>
    </style:style>
    <style:style style:name="T19" style:family="text">
      <style:text-properties officeooo:rsid="001b0993"/>
    </style:style>
    <style:style style:name="T20" style:family="text">
      <style:text-properties officeooo:rsid="001beb3e"/>
    </style:style>
    <style:style style:name="T21" style:family="text">
      <style:text-properties officeooo:rsid="001d88d4"/>
    </style:style>
    <style:style style:name="T22" style:family="text">
      <style:text-properties officeooo:rsid="001edb4d"/>
    </style:style>
    <style:style style:name="T23" style:family="text">
      <style:text-properties officeooo:rsid="00220529"/>
    </style:style>
    <style:style style:name="T24" style:family="text">
      <style:text-properties officeooo:rsid="0024ced8"/>
    </style:style>
    <style:style style:name="T25" style:family="text">
      <style:text-properties officeooo:rsid="0026cbbb"/>
    </style:style>
    <style:style style:name="T26" style:family="text">
      <style:text-properties officeooo:rsid="002a1aac"/>
    </style:style>
    <style:style style:name="T27" style:family="text">
      <style:text-properties officeooo:rsid="002b39fc"/>
    </style:style>
    <style:style style:name="T28" style:family="text">
      <style:text-properties officeooo:rsid="002ba053"/>
    </style:style>
    <style:style style:name="T29" style:family="text">
      <style:text-properties officeooo:rsid="002d2597"/>
    </style:style>
    <style:style style:name="T30" style:family="text">
      <style:text-properties officeooo:rsid="002edda9"/>
    </style:style>
    <style:style style:name="T31" style:family="text">
      <style:text-properties officeooo:rsid="002f7d46"/>
    </style:style>
    <style:style style:name="T32" style:family="text">
      <style:text-properties officeooo:rsid="00308945"/>
    </style:style>
    <style:style style:name="T33" style:family="text">
      <style:text-properties officeooo:rsid="0033f24e"/>
    </style:style>
    <style:style style:name="T34" style:family="text">
      <style:text-properties officeooo:rsid="00364596"/>
    </style:style>
    <style:style style:name="T35" style:family="text">
      <style:text-properties officeooo:rsid="00372f0b"/>
    </style:style>
    <style:style style:name="T36" style:family="text">
      <style:text-properties officeooo:rsid="00393f3e"/>
    </style:style>
    <style:style style:name="T37" style:family="text">
      <style:text-properties officeooo:rsid="00395553"/>
    </style:style>
    <style:style style:name="T38" style:family="text">
      <style:text-properties officeooo:rsid="003a4450"/>
    </style:style>
    <style:style style:name="T39" style:family="text">
      <style:text-properties officeooo:rsid="003bedbe"/>
    </style:style>
    <style:style style:name="T40" style:family="text">
      <style:text-properties officeooo:rsid="003d71e3"/>
    </style:style>
    <style:style style:name="T41" style:family="text">
      <style:text-properties officeooo:rsid="00412525"/>
    </style:style>
    <style:style style:name="T42" style:family="text">
      <style:text-properties officeooo:rsid="00419ffe"/>
    </style:style>
    <style:style style:name="T43" style:family="text">
      <style:text-properties officeooo:rsid="004348bf"/>
    </style:style>
    <style:style style:name="T44" style:family="text">
      <style:text-properties officeooo:rsid="0044d5a8"/>
    </style:style>
    <style:style style:name="T45" style:family="text">
      <style:text-properties officeooo:rsid="004768fd"/>
    </style:style>
    <style:style style:name="T46" style:family="text">
      <style:text-properties officeooo:rsid="00493c45"/>
    </style:style>
    <style:style style:name="T47" style:family="text">
      <style:text-properties officeooo:rsid="004b2485"/>
    </style:style>
    <style:style style:name="T48" style:family="text">
      <style:text-properties officeooo:rsid="004c687d"/>
    </style:style>
    <style:style style:name="T49" style:family="text">
      <style:text-properties officeooo:rsid="004d4b4c"/>
    </style:style>
    <style:style style:name="T50" style:family="text">
      <style:text-properties officeooo:rsid="004e7194"/>
    </style:style>
    <style:style style:name="T51" style:family="text">
      <style:text-properties officeooo:rsid="005093a4"/>
    </style:style>
    <style:style style:name="T52" style:family="text">
      <style:text-properties officeooo:rsid="005129f1"/>
    </style:style>
    <style:style style:name="T53" style:family="text">
      <style:text-properties officeooo:rsid="005190b6"/>
    </style:style>
    <style:style style:name="T54" style:family="text">
      <style:text-properties officeooo:rsid="00545177"/>
    </style:style>
    <style:style style:name="T55" style:family="text">
      <style:text-properties officeooo:rsid="00562fab"/>
    </style:style>
    <style:style style:name="T56" style:family="text">
      <style:text-properties officeooo:rsid="0056c888"/>
    </style:style>
    <style:style style:name="T57" style:family="text">
      <style:text-properties officeooo:rsid="00574100"/>
    </style:style>
    <style:style style:name="T58" style:family="text">
      <style:text-properties officeooo:rsid="0058ed61"/>
    </style:style>
    <style:style style:name="T59" style:family="text">
      <style:text-properties officeooo:rsid="00592863"/>
    </style:style>
    <style:style style:name="T60" style:family="text">
      <style:text-properties officeooo:rsid="005b6aa7"/>
    </style:style>
    <style:style style:name="T61" style:family="text">
      <style:text-properties officeooo:rsid="005d11ae"/>
    </style:style>
    <style:style style:name="T62" style:family="text">
      <style:text-properties officeooo:rsid="005db622"/>
    </style:style>
    <style:style style:name="T63" style:family="text">
      <style:text-properties officeooo:rsid="00601a7d"/>
    </style:style>
    <style:style style:name="T64" style:family="text">
      <style:text-properties officeooo:rsid="00614306"/>
    </style:style>
    <style:style style:name="T65" style:family="text">
      <style:text-properties officeooo:rsid="0061be5c"/>
    </style:style>
    <style:style style:name="T66" style:family="text">
      <style:text-properties officeooo:rsid="0062bf99"/>
    </style:style>
    <style:style style:name="T67" style:family="text">
      <style:text-properties officeooo:rsid="0064182e"/>
    </style:style>
    <style:style style:name="T68" style:family="text">
      <style:text-properties officeooo:rsid="00659c37"/>
    </style:style>
    <style:style style:name="T69" style:family="text">
      <style:text-properties officeooo:rsid="00666250"/>
    </style:style>
    <style:style style:name="T70" style:family="text">
      <style:text-properties officeooo:rsid="00696572"/>
    </style:style>
    <style:style style:name="T71" style:family="text">
      <style:text-properties officeooo:rsid="00696760"/>
    </style:style>
    <style:style style:name="T72" style:family="text">
      <style:text-properties officeooo:rsid="006ac0d4"/>
    </style:style>
    <style:style style:name="T73" style:family="text">
      <style:text-properties officeooo:rsid="006c2922"/>
    </style:style>
    <style:style style:name="T74" style:family="text">
      <style:text-properties officeooo:rsid="006d064a"/>
    </style:style>
    <style:style style:name="T75" style:family="text">
      <style:text-properties officeooo:rsid="006e854a"/>
    </style:style>
    <style:style style:name="T76" style:family="text">
      <style:text-properties officeooo:rsid="00703be5"/>
    </style:style>
    <style:style style:name="T77" style:family="text">
      <style:text-properties officeooo:rsid="00710fd1"/>
    </style:style>
    <style:style style:name="T78" style:family="text">
      <style:text-properties officeooo:rsid="00730601"/>
    </style:style>
    <style:style style:name="T79" style:family="text">
      <style:text-properties officeooo:rsid="00749f8e"/>
    </style:style>
    <style:style style:name="T80" style:family="text">
      <style:text-properties officeooo:rsid="0074c04a"/>
    </style:style>
    <style:style style:name="T81" style:family="text">
      <style:text-properties officeooo:rsid="0076e71d"/>
    </style:style>
    <style:style style:name="T82" style:family="text">
      <style:text-properties officeooo:rsid="0078719c"/>
    </style:style>
    <style:style style:name="T83" style:family="text">
      <style:text-properties officeooo:rsid="007a7f7d"/>
    </style:style>
    <style:style style:name="T84" style:family="text">
      <style:text-properties officeooo:rsid="007b0a2b"/>
    </style:style>
    <style:style style:name="T85" style:family="text">
      <style:text-properties officeooo:rsid="007b3f0e"/>
    </style:style>
    <style:style style:name="T86" style:family="text">
      <style:text-properties officeooo:rsid="007cd102"/>
    </style:style>
    <style:style style:name="T87" style:family="text">
      <style:text-properties officeooo:rsid="007ffdbd"/>
    </style:style>
    <style:style style:name="T88" style:family="text">
      <style:text-properties officeooo:rsid="0085d55e"/>
    </style:style>
    <style:style style:name="T89" style:family="text">
      <style:text-properties officeooo:rsid="00865198"/>
    </style:style>
    <style:style style:name="T90" style:family="text">
      <style:text-properties officeooo:rsid="0089afcb"/>
    </style:style>
    <style:style style:name="T91" style:family="text">
      <style:text-properties officeooo:rsid="008b152e"/>
    </style:style>
    <style:style style:name="T92" style:family="text">
      <style:text-properties officeooo:rsid="008df8ab"/>
    </style:style>
    <style:style style:name="T93" style:family="text">
      <style:text-properties officeooo:rsid="008f3944"/>
    </style:style>
    <style:style style:name="T94" style:family="text">
      <style:text-properties officeooo:rsid="009091bc"/>
    </style:style>
    <style:style style:name="T95" style:family="text">
      <style:text-properties officeooo:rsid="00913efa"/>
    </style:style>
    <style:style style:name="T96" style:family="text">
      <style:text-properties officeooo:rsid="0094a310"/>
    </style:style>
    <style:style style:name="T97" style:family="text">
      <style:text-properties officeooo:rsid="0096225a"/>
    </style:style>
    <style:style style:name="T98" style:family="text">
      <style:text-properties officeooo:rsid="00991475"/>
    </style:style>
    <style:style style:name="T99" style:family="text">
      <style:text-properties officeooo:rsid="009c5247"/>
    </style:style>
    <style:style style:name="T100" style:family="text">
      <style:text-properties officeooo:rsid="00a01681"/>
    </style:style>
    <style:style style:name="T101" style:family="text">
      <style:text-properties officeooo:rsid="00a0d503"/>
    </style:style>
    <style:style style:name="T102" style:family="text">
      <style:text-properties officeooo:rsid="00a165de"/>
    </style:style>
    <style:style style:name="T103" style:family="text">
      <style:text-properties officeooo:rsid="00a30486"/>
    </style:style>
    <style:style style:name="T104" style:family="text">
      <style:text-properties officeooo:rsid="00a308b2"/>
    </style:style>
    <style:style style:name="T105" style:family="text">
      <style:text-properties officeooo:rsid="00a4ce8d"/>
    </style:style>
    <style:style style:name="T106" style:family="text">
      <style:text-properties officeooo:rsid="00a6a05f"/>
    </style:style>
    <style:style style:name="T107" style:family="text">
      <style:text-properties officeooo:rsid="00a72a6c"/>
    </style:style>
    <style:style style:name="T108" style:family="text">
      <style:text-properties officeooo:rsid="00a7d9f0"/>
    </style:style>
    <style:style style:name="T109" style:family="text">
      <style:text-properties officeooo:rsid="00a87931"/>
    </style:style>
    <style:style style:name="T110" style:family="text">
      <style:text-properties officeooo:rsid="00a92a48"/>
    </style:style>
    <style:style style:name="T111" style:family="text">
      <style:text-properties officeooo:rsid="00aa6311"/>
    </style:style>
    <style:style style:name="T112" style:family="text">
      <style:text-properties officeooo:rsid="00b033c8"/>
    </style:style>
    <style:style style:name="T113" style:family="text">
      <style:text-properties officeooo:rsid="00b2de27"/>
    </style:style>
    <style:style style:name="T114" style:family="text">
      <style:text-properties officeooo:rsid="00b7145f"/>
    </style:style>
    <style:style style:name="T115" style:family="text">
      <style:text-properties officeooo:rsid="00ba5da7"/>
    </style:style>
    <style:style style:name="T116" style:family="text">
      <style:text-properties officeooo:rsid="00bad376"/>
    </style:style>
    <style:style style:name="T117" style:family="text">
      <style:text-properties officeooo:rsid="00be1095"/>
    </style:style>
    <style:style style:name="T118" style:family="text">
      <style:text-properties officeooo:rsid="00bea149"/>
    </style:style>
    <style:style style:name="T119" style:family="text">
      <style:text-properties officeooo:rsid="00c06dd6"/>
    </style:style>
    <style:style style:name="T120" style:family="text">
      <style:text-properties officeooo:rsid="00c26996"/>
    </style:style>
    <style:style style:name="T121" style:family="text">
      <style:text-properties officeooo:rsid="00c2f08d"/>
    </style:style>
    <style:style style:name="T122" style:family="text">
      <style:text-properties officeooo:rsid="00c4dfc0"/>
    </style:style>
    <style:style style:name="T123" style:family="text">
      <style:text-properties officeooo:rsid="00c82031"/>
    </style:style>
    <style:style style:name="T124" style:family="text">
      <style:text-properties officeooo:rsid="00c98e91"/>
    </style:style>
    <style:style style:name="T125" style:family="text">
      <style:text-properties officeooo:rsid="00ca5da2"/>
    </style:style>
    <style:style style:name="T126" style:family="text">
      <style:text-properties officeooo:rsid="00cbadc9"/>
    </style:style>
    <style:style style:name="T127" style:family="text">
      <style:text-properties officeooo:rsid="00cf432a"/>
    </style:style>
    <style:style style:name="T128" style:family="text">
      <style:text-properties officeooo:rsid="00cf738c"/>
    </style:style>
    <style:style style:name="T129" style:family="text">
      <style:text-properties officeooo:rsid="00d13d93"/>
    </style:style>
    <style:style style:name="T130" style:family="text">
      <style:text-properties officeooo:rsid="00d2fda3"/>
    </style:style>
    <style:style style:name="T131" style:family="text">
      <style:text-properties officeooo:rsid="00d338e1"/>
    </style:style>
    <style:style style:name="T132" style:family="text">
      <style:text-properties officeooo:rsid="00d3c489"/>
    </style:style>
    <style:style style:name="T133" style:family="text">
      <style:text-properties fo:font-style="normal" fo:font-weight="normal" officeooo:rsid="00dd750e" style:font-style-asian="normal" style:font-weight-asian="normal" style:font-style-complex="normal" style:font-weight-complex="normal"/>
    </style:style>
    <style:style style:name="T134" style:family="text">
      <style:text-properties fo:font-style="normal" fo:font-weight="normal" officeooo:rsid="00e004c9" style:font-style-asian="normal" style:font-weight-asian="normal" style:font-style-complex="normal" style:font-weight-complex="normal"/>
    </style:style>
    <style:style style:name="T135" style:family="text">
      <style:text-properties fo:font-style="normal" fo:font-weight="normal" officeooo:rsid="00e1ea52" style:font-style-asian="normal" style:font-weight-asian="normal" style:font-style-complex="normal" style:font-weight-complex="normal"/>
    </style:style>
    <style:style style:name="T136" style:family="text">
      <style:text-properties fo:font-style="normal" fo:font-weight="normal" officeooo:rsid="00e21039" style:font-style-asian="normal" style:font-weight-asian="normal" style:font-style-complex="normal" style:font-weight-complex="normal"/>
    </style:style>
    <style:style style:name="T137" style:family="text">
      <style:text-properties fo:font-style="normal" fo:font-weight="normal" officeooo:rsid="00749f8e" style:font-style-asian="normal" style:font-weight-asian="normal" style:font-style-complex="normal" style:font-weight-complex="normal"/>
    </style:style>
    <style:style style:name="T138" style:family="text">
      <style:text-properties fo:font-style="normal" fo:font-weight="normal" officeooo:rsid="00f451ae" style:font-style-asian="normal" style:font-weight-asian="normal" style:font-style-complex="normal" style:font-weight-complex="normal"/>
    </style:style>
    <style:style style:name="T139" style:family="text">
      <style:text-properties officeooo:rsid="00d5fc78"/>
    </style:style>
    <style:style style:name="T140" style:family="text">
      <style:text-properties officeooo:rsid="00d6477e"/>
    </style:style>
    <style:style style:name="T141" style:family="text">
      <style:text-properties officeooo:rsid="00d78150"/>
    </style:style>
    <style:style style:name="T142" style:family="text">
      <style:text-properties officeooo:rsid="00d81ca5"/>
    </style:style>
    <style:style style:name="T143" style:family="text">
      <style:text-properties officeooo:rsid="00d9a2a9"/>
    </style:style>
    <style:style style:name="T144" style:family="text">
      <style:text-properties officeooo:rsid="00da9ea4"/>
    </style:style>
    <style:style style:name="T145" style:family="text">
      <style:text-properties officeooo:rsid="00dc0de6"/>
    </style:style>
    <style:style style:name="T146" style:family="text">
      <style:text-properties officeooo:rsid="00dd9300"/>
    </style:style>
    <style:style style:name="T147" style:family="text">
      <style:text-properties officeooo:rsid="00df07d6"/>
    </style:style>
    <style:style style:name="T148" style:family="text">
      <style:text-properties officeooo:rsid="00df1c30"/>
    </style:style>
    <style:style style:name="T149" style:family="text">
      <style:text-properties officeooo:rsid="00dfd43b"/>
    </style:style>
    <style:style style:name="T150" style:family="text">
      <style:text-properties officeooo:rsid="00e004c9"/>
    </style:style>
    <style:style style:name="T151" style:family="text">
      <style:text-properties officeooo:rsid="00e21039"/>
    </style:style>
    <style:style style:name="T152" style:family="text">
      <style:text-properties officeooo:rsid="00e24dfc"/>
    </style:style>
    <style:style style:name="T153" style:family="text">
      <style:text-properties officeooo:rsid="00e39fd2"/>
    </style:style>
    <style:style style:name="T154" style:family="text">
      <style:text-properties officeooo:rsid="00e43a88"/>
    </style:style>
    <style:style style:name="T155" style:family="text">
      <style:text-properties officeooo:rsid="00e4d11d"/>
    </style:style>
    <style:style style:name="T156" style:family="text">
      <style:text-properties officeooo:rsid="00e66d22"/>
    </style:style>
    <style:style style:name="T157" style:family="text">
      <style:text-properties officeooo:rsid="00e6f3b3"/>
    </style:style>
    <style:style style:name="T158" style:family="text">
      <style:text-properties officeooo:rsid="00e871f6"/>
    </style:style>
    <style:style style:name="T159" style:family="text">
      <style:text-properties officeooo:rsid="00e90d8f"/>
    </style:style>
    <style:style style:name="T160" style:family="text">
      <style:text-properties officeooo:rsid="00ea829a"/>
    </style:style>
    <style:style style:name="T161" style:family="text">
      <style:text-properties officeooo:rsid="00ec49c8"/>
    </style:style>
    <style:style style:name="T162" style:family="text">
      <style:text-properties officeooo:rsid="00edfe36"/>
    </style:style>
    <style:style style:name="T163" style:family="text">
      <style:text-properties officeooo:rsid="00ef7e92"/>
    </style:style>
    <style:style style:name="T164" style:family="text">
      <style:text-properties officeooo:rsid="00f14572"/>
    </style:style>
    <style:style style:name="T165" style:family="text">
      <style:text-properties officeooo:rsid="00f65cce"/>
    </style:style>
    <style:style style:name="T166" style:family="text">
      <style:text-properties officeooo:rsid="00fb3b14"/>
    </style:style>
    <style:style style:name="T167" style:family="text">
      <style:text-properties officeooo:rsid="00fb78aa"/>
    </style:style>
    <style:style style:name="T168" style:family="text">
      <style:text-properties officeooo:rsid="00fca5a9"/>
    </style:style>
    <style:style style:name="T169" style:family="text">
      <style:text-properties officeooo:rsid="00fe23a4"/>
    </style:style>
    <style:style style:name="T170" style:family="text">
      <style:text-properties officeooo:rsid="00feb155"/>
    </style:style>
    <style:style style:name="T171" style:family="text">
      <style:text-properties officeooo:rsid="00fedfbe"/>
    </style:style>
    <style:style style:name="T172" style:family="text">
      <style:text-properties officeooo:rsid="00ffdae2"/>
    </style:style>
    <style:style style:name="T173" style:family="text">
      <style:text-properties officeooo:rsid="01002862"/>
    </style:style>
    <style:style style:name="T174" style:family="text">
      <style:text-properties officeooo:rsid="01020499"/>
    </style:style>
    <style:style style:name="T175" style:family="text">
      <style:text-properties officeooo:rsid="01035e15"/>
    </style:style>
    <style:style style:name="T176" style:family="text">
      <style:text-properties officeooo:rsid="0105245a"/>
    </style:style>
    <style:style style:name="T177" style:family="text">
      <style:text-properties fo:font-size="14pt" fo:font-weight="bold" style:font-size-asian="14pt" style:font-weight-asian="bold" style:font-size-complex="14pt" style:font-weight-complex="bold"/>
    </style:style>
    <style:style style:name="T178" style:family="text">
      <style:text-properties fo:font-size="14pt" style:font-size-asian="14pt" style:font-size-complex="14pt"/>
    </style:style>
    <style:style style:name="T179" style:family="text">
      <style:text-properties fo:font-size="14pt" officeooo:rsid="010b631f" style:font-size-asian="14pt" style:font-size-complex="14pt"/>
    </style:style>
    <style:style style:name="T180" style:family="text">
      <style:text-properties officeooo:rsid="0107eeac"/>
    </style:style>
    <style:style style:name="T181" style:family="text">
      <style:text-properties fo:font-variant="normal" fo:text-transform="none" fo:color="#212121" fo:letter-spacing="normal"/>
    </style:style>
    <style:style style:name="T182" style:family="text">
      <style:text-properties fo:font-variant="normal" fo:text-transform="none" fo:color="#212121" fo:letter-spacing="normal" officeooo:rsid="011ed1dc"/>
    </style:style>
    <style:style style:name="T183" style:family="text">
      <style:text-properties fo:font-variant="normal" fo:text-transform="none" fo:color="#212121" fo:font-size="12pt" fo:letter-spacing="normal" fo:font-style="normal" fo:font-weight="normal"/>
    </style:style>
    <style:style style:name="T184" style:family="text">
      <style:text-properties officeooo:rsid="01097329" style:font-size-asian="12pt" style:font-weight-asian="normal" style:font-size-complex="12pt" style:font-weight-complex="normal"/>
    </style:style>
    <style:style style:name="T185" style:family="text">
      <style:text-properties officeooo:rsid="0109a002" style:font-size-asian="12pt" style:font-weight-asian="normal" style:font-size-complex="12pt" style:font-weight-complex="normal"/>
    </style:style>
    <style:style style:name="T186" style:family="text">
      <style:text-properties officeooo:rsid="0109a002"/>
    </style:style>
    <style:style style:name="T187" style:family="text">
      <style:text-properties officeooo:rsid="010b631f"/>
    </style:style>
    <style:style style:name="T188" style:family="text">
      <style:text-properties officeooo:rsid="010c7676"/>
    </style:style>
    <style:style style:name="T189" style:family="text">
      <style:text-properties officeooo:rsid="010ece71"/>
    </style:style>
    <style:style style:name="T190" style:family="text">
      <style:text-properties officeooo:rsid="010ff3ec"/>
    </style:style>
    <style:style style:name="T191" style:family="text">
      <style:text-properties officeooo:rsid="0111d3a6"/>
    </style:style>
    <style:style style:name="T192" style:family="text">
      <style:text-properties officeooo:rsid="011208e6"/>
    </style:style>
    <style:style style:name="T193" style:family="text">
      <style:text-properties officeooo:rsid="0113a765"/>
    </style:style>
    <style:style style:name="T194" style:family="text">
      <style:text-properties officeooo:rsid="0114d464"/>
    </style:style>
    <style:style style:name="T195" style:family="text">
      <style:text-properties officeooo:rsid="0115a8e6"/>
    </style:style>
    <style:style style:name="T196" style:family="text">
      <style:text-properties fo:font-weight="normal" officeooo:rsid="00749f8e" style:font-weight-asian="normal" style:font-weight-complex="normal"/>
    </style:style>
    <style:style style:name="T197" style:family="text">
      <style:text-properties fo:font-weight="normal" officeooo:rsid="00f451ae" style:font-weight-asian="normal" style:font-weight-complex="normal"/>
    </style:style>
    <style:style style:name="T198" style:family="text">
      <style:text-properties officeooo:rsid="0116ec71"/>
    </style:style>
    <style:style style:name="T199" style:family="text">
      <style:text-properties officeooo:rsid="01181c0b"/>
    </style:style>
    <style:style style:name="T200" style:family="text">
      <style:text-properties fo:font-size="12pt" style:font-size-asian="12pt" style:font-size-complex="12pt"/>
    </style:style>
    <style:style style:name="T201" style:family="text">
      <style:text-properties fo:font-size="12pt" fo:font-style="normal" officeooo:rsid="00fb3b14" style:font-size-asian="12pt" style:font-style-asian="normal" style:font-size-complex="12pt" style:font-style-complex="normal"/>
    </style:style>
    <style:style style:name="T202" style:family="text">
      <style:text-properties fo:font-size="12pt" fo:font-style="normal" officeooo:rsid="01181c0b" style:font-size-asian="12pt" style:font-style-asian="normal" style:font-size-complex="12pt" style:font-style-complex="normal"/>
    </style:style>
    <style:style style:name="T203" style:family="text">
      <style:text-properties officeooo:rsid="011971c6"/>
    </style:style>
    <style:style style:name="T204" style:family="text">
      <style:text-properties officeooo:rsid="011b71be"/>
    </style:style>
    <style:style style:name="T205" style:family="text">
      <style:text-properties officeooo:rsid="011c81ec"/>
    </style:style>
    <style:style style:name="T206" style:family="text">
      <style:text-properties officeooo:rsid="011d804a"/>
    </style:style>
    <style:style style:name="T207" style:family="text">
      <style:text-properties officeooo:rsid="011ee170"/>
    </style:style>
    <style:style style:name="T208" style:family="text">
      <style:text-properties officeooo:rsid="012124e5"/>
    </style:style>
    <style:style style:name="T209" style:family="text">
      <style:text-properties officeooo:rsid="0121a6a4"/>
    </style:style>
    <style:style style:name="T210" style:family="text">
      <style:text-properties officeooo:rsid="01227d61"/>
    </style:style>
    <style:style style:name="T211" style:family="text">
      <style:text-properties officeooo:rsid="01231f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text:span text:style-name="T178">Kapitel 5. D</text:span><text:span text:style-name="T179">umb-Networks</text:span><text:span text:style-name="T178">, Innovation, und "</text:span><text:span text:style-name="T179">T</text:span><text:span text:style-name="T178">he Festival of the Commons"</text:span></text:p>
      <text:p text:style-name="P148"/>
      <text:p text:style-name="P92">O’Reilly Radar Summit; San Francisco, California; January 2015</text:p>
      <text:p text:style-name="P92"/>
      <text:p text:style-name="P92">Video Link: https://www.youtube.com/watch?v=x8FCRZ0BUCw</text:p>
      <text:p text:style-name="P41"/>
      <text:p text:style-name="P167">Zu Beginn des Videos dankt Andreas O'Reilly für <text:span text:style-name="T153">die</text:span> Zustimmung sein Buch "Mastering Bitcoin" unter einer Open-Source-Lizenz <text:span text:style-name="T153">zu</text:span> veröffentlichen. Er danke dem Publikum und der ganzen Gemeinde, die mitgeholfen hat, das Buch zu schreiben. Es ist verfügbar auf <text:span text:style-name="T153">G</text:span>ithub, Amazon und bei bitcoinbook.info </text:p>
      <text:p text:style-name="P88"/>
      <text:p text:style-name="P88">Heute möchte ich über <text:span text:style-name="T187">Dumb-Networks</text:span> sprechen. Ich möchte über <text:span text:style-name="T153">smarte</text:span> Netzwerke <text:span text:style-name="T153">reden</text:span>. Ich möchte über den <text:span text:style-name="T153">Nutzen</text:span> von Open Source sprechen, wenn es <text:span text:style-name="T153">auf </text:span>Finanzen <text:span text:style-name="T153">trifft</text:span>. Und ich möchte über das Festival der Commons sprechen. </text:p>
      <text:p text:style-name="P88"/>
      <text:p text:style-name="P167">"Bitcoin ist eine Währung, ein Netzwerk, eine Technologie. Und <text:span text:style-name="T155">du kannst</text:span> diese Dinge nicht trennen." </text:p>
      <text:p text:style-name="P88"/>
      <text:p text:style-name="P88">Bitcoin ist eine Währung. Bitcoin ist ein Netzwerk. Bitcoin ist eine Technologie. Und <text:span text:style-name="T153">du kannst</text:span> diese Dinge nicht trennen. Ein Konsensnetzwerk, <text:span text:style-name="T153">dessen Wert auf </text:span><text:s/>Währung <text:span text:style-name="T153">basiert, </text:span>funktioniert nicht ohne <text:span text:style-name="T153">der </text:span>Währung. Du kannst nicht einfach <text:span text:style-name="T153">B</text:span>lockchain <text:span text:style-name="T153">machen</text:span> ohne eine<text:span text:style-name="T153">r</text:span> wertvolle<text:span text:style-name="T153">n</text:span> Währung dahinter, und die Währung <text:span text:style-name="T154">kann</text:span> ohne d<text:span text:style-name="T154">em</text:span> Netzwerk <text:span text:style-name="T154">nicht</text:span> <text:span text:style-name="T154">funktionieren</text:span>. Bitcoin ist beides. Es ist die Konvergenz von <text:span text:style-name="T154">einem</text:span> partizipatorisches Konsensnetzwerk und eine<text:span text:style-name="T154">r</text:span> globale<text:span text:style-name="T154">n</text:span>, grenzenlose<text:span text:style-name="T154">n</text:span> Währung, fungibel, schnell und sicher. Heute möchte ich ein bisschen über d<text:span text:style-name="T154">as</text:span> Bitcoin-Netzwerk <text:span text:style-name="T154">sprechen </text:span>und <text:span text:style-name="T154">mich </text:span>auf ein Konzept <text:span text:style-name="T154">konzentrieren</text:span>, <text:span text:style-name="T154">welches</text:span> einige Parallelen zu<text:span text:style-name="T154">m </text:span>frühen Internet <text:span text:style-name="T154">hat.</text:span></text:p>
      <text:p text:style-name="P87"/>
      <text:p text:style-name="P223">5.1 Smart vs. D<text:span text:style-name="T187">umb-Networks</text:span></text:p>
      <text:p text:style-name="P138"/>
      <text:p text:style-name="P140">Bitcoin ist kein <text:span text:style-name="T187">Smart-Network</text:span>. Bitcoin ist ein <text:span text:style-name="T187">Dumb-Network</text:span>. Es ist wirklich ein <text:span text:style-name="T187">Dumb-Network</text:span>. Es ist ein dummes transaktionsverarbeitendes Netzwerk. Es ist ein <text:span text:style-name="T187">Dumb-Network</text:span> zum Verifizieren einer sehr einfachen Skriptsprache. Es bietet keine vollständige Palette <text:s/><text:span text:style-name="T155">an</text:span> Finanzdienstleistungen und Produkten. Es hat keine Automatisierung und unglaubliche Features eingebaut. </text:p>
      <text:p text:style-name="P139"/>
      <text:p text:style-name="P168">"Bitcoin ist einfach ein <text:span text:style-name="T204">Dumb-Network</text:span>, und das ist eines seiner stärksten und wichtigsten <text:span text:style-name="T162">Funktionen</text:span>."</text:p>
      <text:p text:style-name="P139"/>
      <text:p text:style-name="P139">Bitcoin ist einfach ein <text:span text:style-name="T204">Dumb-Network</text:span>, und das ist eines seiner stärksten und wichtig<text:span text:style-name="T156">sten</text:span> <text:span text:style-name="T162">Funktionen</text:span>. Wenn <text:span text:style-name="T166">du ein </text:span>Netzwerk entw<text:span text:style-name="T166">irfst</text:span>, wenn <text:span text:style-name="T166">du</text:span> ein Netzwerk-System <text:span text:style-name="T156">erschaffst,</text:span> <text:span text:style-name="T156">ist </text:span>eine der grundlegendsten Entscheidungen <text:span text:style-name="T156">diese</text:span>: Machst du ein <text:span text:style-name="T204">Dumb-Network</text:span> <text:span text:style-name="T204">welches</text:span> <text:span text:style-name="T156">smarte</text:span> Geräte unterstützt, oder mach<text:span text:style-name="T156">st du</text:span> ein <text:span text:style-name="T204">Smart-Network,</text:span> das dumme Geräte <text:span text:style-name="T156">unterstützt</text:span>?</text:p>
      <text:p text:style-name="P86"/>
      <text:p text:style-name="P224">5.1.<text:span text:style-name="T160">1</text:span> Das <text:span text:style-name="T187">Smart-Network</text:span> – Telefone</text:p>
      <text:p text:style-name="P141"/>
      <text:p text:style-name="P141">Das Telefonnetz war ein sehr <text:span text:style-name="T159">smartes</text:span> Netzwerk. Das Telefon am Ende von diesem Netzwerk war ein sehr <text:span text:style-name="T187">einfach gestricktes</text:span> Gerät. Wenn du ein Pulswahltelefon hattest, hatte das Ding vielleicht vier elektronische Komponenten darin. Es war im Grunde ein Schalte<text:span text:style-name="T157">r</text:span> <text:span text:style-name="T157">an</text:span> eine<text:span text:style-name="T157">r</text:span> Leitung <text:span text:style-name="T158">mit</text:span> ein<text:span text:style-name="T158">em</text:span> Lautsprecher <text:span text:style-name="T158">der daran </text:span>angeschlossen <text:span text:style-name="T158">ist</text:span>. <text:span text:style-name="T157">Du</text:span> k<text:span text:style-name="T157">onntest</text:span> wählen, indem <text:span text:style-name="T157">du den Haken schnell genug auf und ab ****</text:span></text:p>
      <text:p text:style-name="P141"/>
      <text:p text:style-name="P142">Das Telefon war ein <text:span text:style-name="T204">dummes</text:span> Gerät; <text:span text:style-name="T158">e</text:span>s hatte keinerlei Intelligenz. Alles <text:span text:style-name="T158">was das</text:span> Telefonnetz <text:span text:style-name="T158">machte</text:span> war <text:span text:style-name="T7">im</text:span> Netzwerk. Anrufer-ID war eine Netzwerkfunktion. Anklopfen war eine Netzwerkfunktion. Und <text:soft-page-break/>wenn du <text:span text:style-name="T158">die Erfahrung verbessern wolltest</text:span>, musste<text:span text:style-name="T158">st du</text:span> das Netzwerk aktualisieren, aber <text:span text:style-name="T158">du</text:span> musste<text:span text:style-name="T158">st</text:span> nicht <text:span text:style-name="T158">das </text:span>Gerät <text:span text:style-name="T158">aktualisieren</text:span>. Das war eine kritische Designentscheidung, weil <text:span text:style-name="T159">man </text:span>zu dieser Zeit <text:span text:style-name="T158">der</text:span> Überzeugung war, dass intelligente Netzwerke besser sind, weil <text:span text:style-name="T165">s</text:span>ie diese unglaublichen Dienste nur* durch die Aktualisierung des Netzwerks für alle liefern können.</text:p>
      <text:p text:style-name="P141"/>
      <text:p text:style-name="P169">"Als Ergebnis eines intelligenten Netzwerkdesigns kommt Innovation nur dann vor, wenn ein Feature von allen <text:span text:style-name="T159">Teilnehmer</text:span> des Netzwerks benötigt wird, <text:span text:style-name="T208">sprich</text:span> wenn es zwingend genug ist, <text:span text:style-name="T208">um </text:span>die Funktion des gesamten Netzwerks zu stören um es zu verbessern."</text:p>
      <text:p text:style-name="P141"/>
      <text:p text:style-name="P143">Es gibt einen kleinen Nachteil bei intelligenten Netzwerken. Sie müssen vo<text:span text:style-name="T160">m Zentrum</text:span> <text:span text:style-name="T160">her</text:span>aus verbessert <text:span text:style-name="T160">werden</text:span>. Und das bedeutet, dass Innovation im Zentrum <text:span text:style-name="T160">entsteht</text:span>, von einem Spieler und <text:span text:style-name="T160">es </text:span>erfordert Erlaubnis. Als Ergebnis eines intelligenten Netzwerkdesigns findet Innovation nur statt, wenn ein Feature von allen <text:span text:style-name="T159">Teilnehmern</text:span> <text:span text:style-name="T160">des Netzwerks </text:span>benötigt wird, <text:span text:style-name="T208">sprich </text:span>wenn es zwingend genug ist, <text:span text:style-name="T208">um </text:span>die Funktion des ganze<text:span text:style-name="T160">n</text:span> Netzwerk<text:span text:style-name="T160">s </text:span><text:s/>zu stören, um es zu aktualisieren.</text:p>
      <text:p text:style-name="P143"/>
      <text:p text:style-name="P225">5.1.2. Das <text:span text:style-name="T188">Dumb-Network</text:span> – Internet</text:p>
      <text:p text:style-name="P144"/>
      <text:p text:style-name="P144">Das <text:span text:style-name="T205">I</text:span>nternet is ein <text:span text:style-name="T205">Dumb-Network</text:span>. Es ist dumm wie <text:span text:style-name="T208">Brot</text:span>. Alles, <text:span text:style-name="T209">w</text:span>as es kann is<text:span text:style-name="T205">t</text:span> Daten von A nach B zu bewegen. Es weiß nicht was das für Daten sind. Es kann nicht zwischen einem Skype Anruf und einer Internetseite <text:span text:style-name="T209">differenzieren</text:span>. Es weiß nicht ob das Gerät am Ende ein Des<text:span text:style-name="T209">k</text:span>top Computer oder ein Mobiltelefon, ein Staubsauger, ein <text:span text:style-name="T162">K</text:span>ühlschrank, oder ein Auto ist. Es weiß nicht ob dieses Gerät <text:span text:style-name="T162">leistungsstark</text:span> ist oder nicht. Ob es Multimedia kann oder nicht. <text:span text:style-name="T161">Es weiß es nicht, es ist ihm egal.</text:span></text:p>
      <text:p text:style-name="P144"/>
      <text:p text:style-name="P172">Um eine neue <text:span text:style-name="T161">Application </text:span>zu starten oder in einem <text:span text:style-name="T205">Dumb-Network</text:span> zu innovieren, <text:span text:style-name="T209">ist alles,</text:span> was <text:span text:style-name="T205">zu tun <text:s/>ist</text:span> Innovation am Rande hinzuzufügen. Weil ein <text:span text:style-name="T205">Dumb-Network</text:span> kann <text:span text:style-name="T162">s</text:span>mart<text:span text:style-name="T162">e</text:span> <text:span text:style-name="T162">Geräte</text:span> unterstützen, <text:span text:style-name="T209">man muss nichts </text:span>im Netzwerk ändern. <text:span text:style-name="T162">Wenn du Intelligenz am Rand eines Netzwerks treibst</text:span>, k<text:span text:style-name="T162">ann <text:s/></text:span>eine <text:span text:style-name="T162">Application</text:span> <text:span text:style-name="T162">mit lediglich </text:span>fünf Benutzer<text:span text:style-name="T209">n</text:span> <text:span text:style-name="T162">nur</text:span> implementiert werden, solange diese fünf Benutzer ihre Geräte aktualisieren um <text:span text:style-name="T209">somit </text:span>diese A<text:span text:style-name="T192">pplication</text:span> zu implementieren. Das <text:span text:style-name="T205">Dumb-Network</text:span> wird <text:span text:style-name="T162">ihre </text:span>Daten transportieren, weil es den Unterschied nicht kennt un<text:span text:style-name="T209">d für sein Aufgabenfeld auch nicht relevant ist.</text:span></text:p>
      <text:p text:style-name="P174"/>
      <text:p text:style-name="P190">5.1.3. Bitcoins <text:span text:style-name="T188">Dumb-Network</text:span></text:p>
      <text:p text:style-name="P225"/>
      <text:p text:style-name="P82">Bitcoin ist ein <text:span text:style-name="T188">Dumb-Network</text:span>, <text:span text:style-name="T188">das</text:span> wirklich <text:span text:style-name="T163">smarte</text:span> Geräte unterstützt, und das ist ein unglaublich mächtiges Konzept, weil Bitcoin die gesamte Intelligenz <text:span text:style-name="T163">an den Rand treibt</text:span>. </text:p>
      <text:p text:style-name="P82"/>
      <text:p text:style-name="P82">Es ist egal, ob die Bitcoin Adresse die Adresse eines Multimillionärs ist, d<text:span text:style-name="T163">ie </text:span>Adresse einer Zentralbank, die Adresse eines Smart-<text:span text:style-name="T163">Contracts</text:span>, die Adresse eines Gerät<text:span text:style-name="T163">s</text:span> oder die Adresse eines Menschen. Es weiß <text:span text:style-name="T163">es </text:span>nicht. Es ist <text:span text:style-name="T163">ihm </text:span>egal, ob die Transaktion viel Geld <text:span text:style-name="T163">trägt </text:span>oder <text:span text:style-name="T163">nicht so viel</text:span>. Es ist <text:span text:style-name="T163">ihm</text:span> egal wenn die Adresse in Kuala Lumpur oder in der Innenstadt von New York ist. Es weiß <text:span text:style-name="T163">es </text:span>nicht, es ist <text:span text:style-name="T163">ihm</text:span> egal. </text:p>
      <text:p text:style-name="P82"/>
      <text:p text:style-name="P82">Es bewegt Geld von einer Adresse zur anderen, basierend auf eine<text:span text:style-name="T163">m</text:span> einfachen <text:span text:style-name="T163">Locking-</text:span>Skript. Und das bedeutet, dass wenn <text:span text:style-name="T164">du</text:span> eine neue A<text:span text:style-name="T163">pplication</text:span> <text:span text:style-name="T163">on-top-off Bitcoin </text:span>erstellen möchte<text:span text:style-name="T164">st</text:span>, k<text:span text:style-name="T163">annst du</text:span> die Geräte <text:span text:style-name="T195">upgraden</text:span> und <text:span text:style-name="T163">du kannst</text:span> eine A<text:span text:style-name="T192">pplication</text:span> <text:span text:style-name="T198">erschaffen</text:span>. <text:span text:style-name="T198">Du musst</text:span> <text:span text:style-name="T163">niemand </text:span>um Erlaubnis bitten, innovativ zu sein. Schreibe die App, starte <text:span text:style-name="T163">sie</text:span> auf <text:span text:style-name="T193">i</text:span>hrem Endpunkt, und Bitcoin wird es routen, weil Bitcoin ein "<text:span text:style-name="T193">Dumbass-Network"</text:span> <text:span text:style-name="T163">ist</text:span>. Das ist die <text:span text:style-name="T164">Macht</text:span> der Innovation im Internet. Es ist Innovation ohne <text:span text:style-name="T164">Erlaubnis</text:span>. Es ist Innovation ohne zentrale Genehmigung. Es ist Innovation ohne <text:span text:style-name="T164">b</text:span>reite<text:span text:style-name="T164">m</text:span> Netzwerk Upgrade. Und das bedeutet, Bitcoin <text:span text:style-name="T164">ist</text:span> kein spezifische<text:span text:style-name="T164">s</text:span> <text:span text:style-name="T164">Finanzn</text:span>etzwerk. Es ist kein <text:soft-page-break/>Finanznetzwerk für große <text:span text:style-name="T164">Transaktionen </text:span>oder kleine Transaktionen, schnelle Transaktionen oder langsame Transaktionen. <text:span text:style-name="T164">Es ist für was auch immer du es nutzen möchtest</text:span>, basierend auf dem, was <text:span text:style-name="T164">du</text:span> <text:span text:style-name="T164">entscheidest </text:span>am Endpunkt <text:span text:style-name="T164">zu </text:span>tun.</text:p>
      <text:p text:style-name="P80"/>
      <text:p text:style-name="P47">Vergleichen Sie das mit dem aktuellen Bankensystem. Das derzeitige Bankensystem ist <text:span text:style-name="T164">rund </text:span>um sehr intelligente Netzwerke <text:span text:style-name="T164">auf</text:span>gebaut, <text:span text:style-name="T193">vollkommen</text:span> und streng kontrolliert <text:span text:style-name="T164">um</text:span> sehr spezifische Anwendungen für sehr dumme Endpunkte zu liefern. <text:span text:style-name="T164">Selbst mit deinem aus</text:span> Online-Banking, alles, was <text:span text:style-name="T164">du mit deiner </text:span>Bank <text:span text:style-name="T198">machen kannst</text:span>, ist Zugang zu einigen HTML<text:span text:style-name="T164">s zu bekommen</text:span>, d<text:span text:style-name="T198">ie</text:span> eine Reihe von Diensten bereitstell<text:span text:style-name="T198">en</text:span>, für <text:span text:style-name="T198">welche</text:span> sie sich entschieden haben <text:span text:style-name="T198">sie dir zu geben.</text:span> Sie erhalten keine APIs, keine Möglichkeit zusätzliche A<text:span text:style-name="T193">pplications</text:span> auszuführen, <text:span text:style-name="T192">keine</text:span> <text:span text:style-name="T193">Möglichkeit</text:span>, alles zu aktualisieren, zu erneuern oder zu ändern, es sei denn, das gesamte Netzwerk <text:span text:style-name="T194">verändert sich</text:span>, um <text:span text:style-name="T194">deine </text:span>neue A<text:span text:style-name="T194">pplication</text:span> zu unterstützen. Das aktuelle System hat Netzwerke für große Zahlungen, kleine Zahlungen oder schnelle Zahlungen, aber es ist nicht Alles der oben genannten Dinge. Bitcoin ist <text:span text:style-name="T198">A</text:span>ll<text:span text:style-name="T194">es</text:span> diese<text:span text:style-name="T194">r</text:span> Dinge, <text:span text:style-name="T195">denn</text:span> es <text:s/>ist nicht diskriminierend, <text:span text:style-name="T194">es ist</text:span> neutral, <text:span text:style-name="T194">es</text:span> ist es <text:span text:style-name="T194">ihm </text:span>egal, es ist dumm.</text:p>
      <text:p text:style-name="P45"/>
      <text:p text:style-name="P171">"<text:span text:style-name="T48">Das aktuelle System hat Netzwerke für große Zahlungen, kleine Zahlungen oder schnelle Zahlungen, aber es ist nicht Alles der oben genannten Dinge. Bitcoin ist alles dieser Dinge, weil es nicht diskriminierend ist, es ist neutral, es ist es ihm egal, es ist dumm.</text:span>"</text:p>
      <text:p text:style-name="P43"/>
      <text:p text:style-name="P44">Die Fähigkeit, Intelligenz an den Rand zu rücken, Entscheidungen nicht <text:span text:style-name="T193">im Zentrum </text:span>zu treffen, be<text:span text:style-name="T193">fördert</text:span> die Innovation in die Hände ihrer Endnutzer und gibt diese<text:span text:style-name="T193">n</text:span> Endbenutzer<text:span text:style-name="T193">n</text:span> <text:s/>weiter<text:span text:style-name="T193">s</text:span></text:p>
      <text:p text:style-name="P44">die Möglichkeit, Anwendungen zu erstellen, die so Nische sind, dass nur eine Handvoll</text:p>
      <text:p text:style-name="P44">von Menschen auf der ganzen Welt brauchen sie. Und sie können diese A<text:span text:style-name="T194">pplications</text:span> erstellen</text:p>
      <text:p text:style-name="P44">ohne <text:span text:style-name="T194">irgendjemanden </text:span>um Erlaubnis zu <text:span text:style-name="T194">fragen</text:span>.</text:p>
      <text:p text:style-name="P43"/>
      <text:p text:style-name="P83"/>
      <text:p text:style-name="P226">5.2 <text:span text:style-name="T166">Tragedy of the Commons</text:span><text:span text:style-name="T196">****</text:span><text:span text:style-name="T197">korrekturlesesn</text:span></text:p>
      <text:p text:style-name="P41"/>
      <text:p text:style-name="P176">Aber es gibt noch etwas, das an Bitcoin wirklich einzigartig ist, und es ist eine<text:span text:style-name="T166">r der</text:span> Gründe, dass es weiter<text:span text:style-name="T198">hin</text:span> besteht und weiterhin <text:span text:style-name="T198">über </text:span>die zentralisierte<text:span text:style-name="T198">n</text:span>, geschlossene<text:span text:style-name="T198">n</text:span> Netzwerke der Vergangenheit <text:span text:style-name="T198">siegt</text:span>, und das ist, <text:span text:style-name="T198">dass</text:span> Bitcoin <text:span text:style-name="T198">Open-Source</text:span>, <text:span text:style-name="T198">Open-Standard</text:span> und <text:span text:style-name="T198">ein Open-Network ist</text:span>. Eines der Schlüsselkonzepte in der Ökonomie ist die Idee <text:span text:style-name="T199">der "</text:span><text:span text:style-name="T201">Tragedy of the Commons"</text:span><text:span text:style-name="T200">.</text:span> D<text:span text:style-name="T199">as</text:span> ist, wenn Sie eine gemeinsame Ressource haben, die konsumiert werden kann, ohne Grenzen, von allen die teilnehmen, bis die Ressource aufgebraucht ist und das gesamte System zusammen<text:span text:style-name="T199">bricht</text:span>. Es ist eine Form des Marktversagens, die "<text:span text:style-name="T201">Tragedy of the Commons" </text:span><text:span text:style-name="T202">genannt wird</text:span>. Das häufigste Beispiel dafür sind die Commons, in <text:span text:style-name="T203">alt</text:span> britische<text:span text:style-name="T203">m</text:span> Sinn, von einer großen Rasenfläche.*** Hier ha<text:span text:style-name="T203">st du </text:span>ein Feld, das jeder kennt Sie können ihr Vieh grasen lassen, und wenn alle gehen und ihr Vieh weiden lassen rücksichtslose Hingabe, bald hast du eine große schlammige Grube und kein Vieh. Weil es <text:span text:style-name="T199">jeder</text:span> überschätzt, ist die Ressource erschöpft.</text:p>
      <text:p text:style-name="P175"/>
      <text:p text:style-name="P191">5.3 Festival of the Commons<text:span text:style-name="T137">****</text:span><text:span text:style-name="T138">korrekturlesesn</text:span></text:p>
      <text:p text:style-name="P177"/>
      <text:p text:style-name="P177">Bitcoin leidet nicht unter einer Tragödie der Commons wie die meisten finanziellen Netzwerke tun. Ich kann im Netzwerk eines anderen nicht innovativ sein. Bei Visa innoviert, nur Visa gewinnt. Wenn MasterCard innoviert, nur MasterCard Gewinnt. Wenn ein Feature in SWIFT bereitgestellt wird, erhalte ich es nicht als Verbraucher. Wenn Bank von Amerika macht etwas neues und schlaues, sie machen es kompetitiv und bei der Ausschluss jeder anderen Bank, die diese Funktion nicht implementiert hat. Bitcoin ist eine gemeinsame Ressource, deren Verwendung den Wert dieser <text:soft-page-break/>Ressource erhöht, unter Ausschluss von niemandem. Wenn ein Unternehmen ein neues Feature erstellt, das verwendet werden kann Bei Bitcoin unter einer Open-Source-Lizenz kann diese Funktion dann von jeder im Ökosystem. Das heißt, die Innovation bereichert jeden in das Netzwerk. Wenn ein Unternehmen Geld in Bitcoin investiert, das Protokoll, sie profitieren, aber auch alle anderen. Wenn sie in der Bitcoin-Sphäre spielen, sie können von den Investitionen aller anderen in diesen Raum profitieren. So dass es gibt mehrere Male zurück. Sie erhalten diese wunderbare Synergie, wo jedes Unternehmen ist das investiert in diese erstaunliche Technologie macht es besser für alle anderen. Es ist kein ausschließendes Prinzip; statt einer Tragödie der Gemeingüter, du habe ein Fest der Gemeingüter. Ein Commons, der besser wird, wenn mehr Unternehmen nutzen es.</text:p>
      <text:p text:style-name="P177"/>
      <text:p text:style-name="P170">"Es ist kein Ausschlussgrundsatz, statt einer Tragödie der Gemeingüter haben Sie in Bitcoin ein Festival</text:p>
      <text:p text:style-name="P170">der Gemeingüter. Ein Gemeingut, das besser wird, wenn mehr Unternehmen es nutzen. "</text:p>
      <text:p text:style-name="P170"/>
      <text:p text:style-name="P227">5.4 Festival of the Commons 2012-2014<text:span text:style-name="T196">****</text:span><text:span text:style-name="T197">korrekturlesesn</text:span></text:p>
      <text:p text:style-name="P145"/>
      <text:p text:style-name="P145">Schauen Sie sich einige Beispiele an. 2014 sollte das schlechteste Jahr sein Bitcoin. Aber das ist nur, wenn Sie sich auf den Preis konzentrieren, denn 2014 haben wir gesehen der Einsatz von zwei unglaublichen Technologien. Die erste ist Multisig, die Eine winzige Änderung des Kernprotokolls erforderte dann aber ein enormes Menge an Dienstleistungen und Produkten, die am Rand gebaut werden. Das zweite ist hierarchisch deterministische Brieftaschen, die keine Änderungen an der Kern und erlaubte uns, diese unglaublich komplexen und reichen Erfahrungen zu haben der Platz für die Brieftasche. Die Unternehmen, die diese beiden erfunden und eingesetzt haben Funktionen taten dies im Jahr 2012 und wir profitieren heute die Vorteile. Ein ganzes Ökosystem aus diesen beiden Erfindungen wurden neue Produkte und Dienstleistungen geschaffen. Das Der vor zwei Jahren von einer Firma investierte Wert explodiert und schafft ein Ganzes Produktauswahl in einer neuen Branche zwei Jahre später. 2014, im schlechtesten Jahr der Bitcoin, erhielten 500 Startups 500 Millionen Dollar Investitionen, die Zehntausende von Arbeitsplätzen schaffen, und nichts davon Die Innovation ist zurück gekommen, weil sie gerade erst begonnen hat. All das Unglaubliche Die technologischen Fortschritte, die wir 2014 gesehen haben, sind auf Erfindungen aus dem Jahr 2012 zurückzuführen. Was passiert nun, wenn Sie 500 Unternehmen und 10.000 Entwickler anwerfen? das Problem? Gib uns zwei Jahre und du wirst einige ziemlich erstaunliche Dinge sehen in Bitcoin. Und das ist der Vorteil des Festivals der Commons.</text:p>
      <text:p text:style-name="P145"/>
      <text:p text:style-name="P227">5.5 Innovation <text:span text:style-name="T169">beschleunigen </text:span><text:span text:style-name="T196">****</text:span><text:span text:style-name="T197">korrekturlesesn</text:span></text:p>
      <text:p text:style-name="P145"/>
      <text:p text:style-name="P146">Während Journalisten einen weiteren Nachruf <text:span text:style-name="T172">für</text:span> Bitcoin schreiben, sehe ich einen Ökosystem der Offenheit. Ich sehe ein Ökosystem, das Arbeitsplätze in <text:span text:style-name="T169">einer </text:span>Wirtschaft <text:span text:style-name="T169">schafft</text:span>, die <text:span text:style-name="T169">hauptsächlich</text:span> tot ist. Ich sehe ein Ökosystem, das einige der <text:span text:style-name="T169">k</text:span>lügste<text:span text:style-name="T169">n</text:span> Leute denen ich je begegnet bin <text:span text:style-name="T170">hat***</text:span> Und <text:span text:style-name="T170">das Erstaunliche</text:span> daran ist, dass wir alle davon profitieren. Wir konkurrieren nicht wirklich gegeneinander. Wir beteiligen uns an de<text:span text:style-name="T172">m </text:span>Festival der Commons, und als Ergebnis sehen wir eine <text:span text:style-name="T171">sich beschleunigende</text:span> Innovationsrate. <text:span text:style-name="T171">Sie</text:span> ist bereits <text:span text:style-name="T171">mit </text:span>halsbrecherischer Geschwindigkeit <text:span text:style-name="T171">unterwegs </text:span>und <text:span text:style-name="T171">sie </text:span>beschleunigt sich <text:span text:style-name="T171">weiter</text:span>. Nimm ein offenes, dezentrales Ökosystem mit einem Festival der Commons - Open Source, offene Standards, offene Vernetzung - und die Intelligenz und Innovation hat den ganzen Weg an den Rand geschoben, sodass die Benutzer die Kontrolle darüber haben <text:span text:style-name="T171">was </text:span>sie innovieren und wie sie ihre Zeit, ihr Geld und ihren Geist in diese Technologie investieren. <text:s/>Setz das gegen ein geschlossenes System, das von einem zentralen Anbieter gesteuert wird, de<text:span text:style-name="T172">ssen</text:span> Erlaubnis <text:span text:style-name="T172">du</text:span> brauch<text:span text:style-name="T172">st</text:span> um zu innovieren und wer nur innovieren ***wird bei der Ausgrenzung und Konkurrenz aller <text:soft-page-break/>anderen Unternehmen. Wir werden <text:span text:style-name="T169">sie </text:span>zerquetschen. Die Leute fragen mich: "Was passiert, wenn Goldman Sachs <text:span text:style-name="T172">eine </text:span>GoldmanSachsCoin <text:span text:style-name="T172">baut</text:span>? "Ich sage, lass sie es bauen. Wenn es wirklich offen ist und <text:span text:style-name="T172">d</text:span>ezentral, sie haben nur den Sinn dieses Ganzen bewiesen und wir können alle gehen Zuhause, das den Sieg erklärt. Wenn es geschlossen ist und keine offene Innovation erlaubt, ist es wird in nur wenigen Monaten stagnieren, während wir weiter beschleunigen mit immer mehr Innovationen, die sich gegenseitig befruchten. Du kannst das nicht aufhalten. Deshalb bin ich aufgeregt, im Bitcoin-<text:span text:style-name="T172">Feld</text:span> zu sein: <text:span text:style-name="T172">ein</text:span> dummes Netzwerk, das all die Intelligenz und Innovation an den Rand stellt dass wir innovieren können, ohne dass jemand um Erlaubnis fragt, und wir können Nimm an diesem unglaublichen Fest der Gemeingüter teil.</text:p>
      <text:p text:style-name="P145"/>
      <text:p text:style-name="P249">Vielen D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7M46S</meta:editing-duration>
    <meta:editing-cycles>130</meta:editing-cycles>
    <meta:generator>LibreOffice/5.4.6.2$Windows_X86_64 LibreOffice_project/4014ce260a04f1026ba855d3b8d91541c224eab8</meta:generator>
    <dc:date>2018-07-12T15:19:48.957000000</dc:date>
    <meta:document-statistic meta:table-count="0" meta:image-count="0" meta:object-count="0" meta:page-count="5" meta:paragraph-count="40" meta:word-count="2168" meta:character-count="14706" meta:non-whitespace-character-count="12562"/>
    <meta:user-defined meta:name="Info 1"/>
    <meta:user-defined meta:name="Info 2"/>
    <meta:user-defined meta:name="Info 3"/>
    <meta:user-defined meta:name="Info 4"/>
  </office:meta>
</office:document-meta>
</file>